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0" table:number-columns-repeated="249" table:default-cell-style-name="ce1"/>
        <table:table-column table:style-name="co10" table:number-columns-repeated="763" table:default-cell-style-name="Default"/>
        <table:table-row table:style-name="ro1">
          <table:table-cell/>
          <table:table-cell office:value-type="string">
            <text:p>ʔʌláktho</text:p>
          </table:table-cell>
          <table:table-cell office:value-type="string">
            <text:p>ak</text:p>
          </table:table-cell>
          <table:table-cell office:value-type="string">
            <text:p>three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áktho</text:p>
          </table:table-cell>
          <table:table-cell office:value-type="string">
            <text:p>ak</text:p>
          </table:table-cell>
          <table:table-cell office:value-type="string">
            <text:p>two year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hɛ̄mnu</text:p>
          </table:table-cell>
          <table:table-cell office:value-type="string">
            <text:p>ɛm</text:p>
          </table:table-cell>
          <table:table-cell office:value-type="string">
            <text:p>last year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êm</text:p>
          </table:table-cell>
          <table:table-cell office:value-type="string">
            <text:p>em</text:p>
          </table:table-cell>
          <table:table-cell office:value-type="string">
            <text:p>this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2 F/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ʌ́mʌ</text:p>
          </table:table-cell>
          <table:table-cell office:value-type="string">
            <text:p>ʌ</text:p>
          </table:table-cell>
          <table:table-cell office:value-type="string">
            <text:p>next year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úma</text:p>
          </table:table-cell>
          <table:table-cell office:value-type="string">
            <text:p>u</text:p>
          </table:table-cell>
          <table:table-cell office:value-type="string">
            <text:p>in two year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vowel a/ʌ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ʌnkʌ́nɛ</text:p>
          </table:table-cell>
          <table:table-cell office:value-type="string">
            <text:p>ʌ</text:p>
          </table:table-cell>
          <table:table-cell office:value-type="string">
            <text:p>four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sʌmkʌ́nɛ</text:p>
          </table:table-cell>
          <table:table-cell office:value-type="string">
            <text:p>ʌ</text:p>
          </table:table-cell>
          <table:table-cell office:value-type="string">
            <text:p>three days ago</text:p>
          </table:table-cell>
          <table:table-cell office:value-type="string">
            <text:p>num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thāːsnɛ</text:p>
          </table:table-cell>
          <table:table-cell office:value-type="string">
            <text:p>aː</text:p>
          </table:table-cell>
          <table:table-cell office:value-type="string">
            <text:p>two days ago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míski</text:p>
          </table:table-cell>
          <table:table-cell office:value-type="string">
            <text:p>is</text:p>
          </table:table-cell>
          <table:table-cell office:value-type="string">
            <text:p>yesterday</text:p>
          </table:table-cell>
          <table:table-cell office:value-type="string">
            <text:p>num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ɵ̂l</text:p>
          </table:table-cell>
          <table:table-cell office:value-type="string">
            <text:p>ɵl</text:p>
          </table:table-cell>
          <table:table-cell office:value-type="string">
            <text:p>today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isɛ̂ː</text:p>
          </table:table-cell>
          <table:table-cell office:value-type="string">
            <text:p>ɛː</text:p>
          </table:table-cell>
          <table:table-cell office:value-type="string">
            <text:p>tomorrow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nɛ̂m</text:p>
          </table:table-cell>
          <table:table-cell office:value-type="string">
            <text:p>ɛm</text:p>
          </table:table-cell>
          <table:table-cell office:value-type="string">
            <text:p>after tomorrow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ʌ̂mnɛ</text:p>
          </table:table-cell>
          <table:table-cell office:value-type="string">
            <text:p>ʌm</text:p>
          </table:table-cell>
          <table:table-cell office:value-type="string">
            <text:p>in thre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ʌ̂nnɛ</text:p>
          </table:table-cell>
          <table:table-cell office:value-type="string">
            <text:p>ʌn</text:p>
          </table:table-cell>
          <table:table-cell office:value-type="string">
            <text:p>in four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ʌ̂nnɛ</text:p>
          </table:table-cell>
          <table:table-cell office:value-type="string">
            <text:p>ʌn</text:p>
          </table:table-cell>
          <table:table-cell office:value-type="string">
            <text:p>in five days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́kpɛ</text:p>
          </table:table-cell>
          <table:table-cell office:value-type="string">
            <text:p>ʌk</text:p>
          </table:table-cell>
          <table:table-cell office:value-type="string">
            <text:p>zanthoxyll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̄m</text:p>
          </table:table-cell>
          <table:table-cell office:value-type="string">
            <text:p>ʌm</text:p>
          </table:table-cell>
          <table:table-cell office:value-type="string">
            <text:p>he</text:p>
          </table:table-cell>
          <table:table-cell office:value-type="string">
            <text:p>pro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ʌ̄rdu</text:p>
          </table:table-cell>
          <table:table-cell office:value-type="string">
            <text:p>ʌr</text:p>
          </table:table-cell>
          <table:table-cell office:value-type="string">
            <text:p>vegetable gard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ʌsʌlʌ̄m</text:p>
          </table:table-cell>
          <table:table-cell table:style-name="ce3" office:value-type="string">
            <text:p>ʌm</text:p>
          </table:table-cell>
          <table:table-cell office:value-type="string">
            <text:p>tree - castanopsis indic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ʦhʌ̄ŋŋʌ</text:p>
          </table:table-cell>
          <table:table-cell office:value-type="string">
            <text:p>ʌŋ</text:p>
          </table:table-cell>
          <table:table-cell office:value-type="string">
            <text:p>truely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́ʦha</text:p>
          </table:table-cell>
          <table:table-cell office:value-type="string">
            <text:p>ʌ</text:p>
          </table:table-cell>
          <table:table-cell office:value-type="string">
            <text:p>baby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ōː</text:p>
          </table:table-cell>
          <table:table-cell office:value-type="string">
            <text:p>oː</text:p>
          </table:table-cell>
          <table:table-cell office:value-type="string">
            <text:p>former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ʔʌlāː</text:p>
          </table:table-cell>
          <table:table-cell office:value-type="string">
            <text:p>aː</text:p>
          </table:table-cell>
          <table:table-cell office:value-type="string">
            <text:p>some time 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âmkhi</text:p>
          </table:table-cell>
          <table:table-cell office:value-type="string">
            <text:p>am</text:p>
          </table:table-cell>
          <table:table-cell office:value-type="string">
            <text:p>res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nʌ̄m</text:p>
          </table:table-cell>
          <table:table-cell office:value-type="string">
            <text:p>ʌm</text:p>
          </table:table-cell>
          <table:table-cell office:value-type="string">
            <text:p>a long time ago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ʌʣɛ̄ː</text:p>
          </table:table-cell>
          <table:table-cell office:value-type="string">
            <text:p>ɛː</text:p>
          </table:table-cell>
          <table:table-cell office:value-type="string">
            <text:p>later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</text:p>
          </table:table-cell>
          <table:table-cell office:value-type="string">
            <text:p>ɛn</text:p>
          </table:table-cell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nɛ́ke</text:p>
          </table:table-cell>
          <table:table-cell office:value-type="string">
            <text:p>ɛ</text:p>
          </table:table-cell>
          <table:table-cell office:value-type="string">
            <text:p>several days ago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ɛnʣéjo</text:p>
          </table:table-cell>
          <table:table-cell table:style-name="ce3" office:value-type="string">
            <text:p>e</text:p>
          </table:table-cell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ɛ̂ntʌska</text:p>
          </table:table-cell>
          <table:table-cell office:value-type="string">
            <text:p>ɛn</text:p>
          </table:table-cell>
          <table:table-cell office:value-type="string">
            <text:p>these days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f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bákʦiwɛ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ʌ́rʌm</text:p>
          </table:table-cell>
          <table:table-cell office:value-type="string">
            <text:p>ʌ</text:p>
          </table:table-cell>
          <table:table-cell office:value-type="string">
            <text:p>nav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ʌ̄rkʰa</text:p>
          </table:table-cell>
          <table:table-cell table:style-name="ce3" office:value-type="string">
            <text:p>ʌr</text:p>
          </table:table-cell>
          <table:table-cell office:value-type="string">
            <text:p>elevated place for grindin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ʌ̄rsu</text:p>
          </table:table-cell>
          <table:table-cell office:value-type="string">
            <text:p>ʌr</text:p>
          </table:table-cell>
          <table:table-cell office:value-type="string">
            <text:p>cucum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ʌ̂j</text:p>
          </table:table-cell>
          <table:table-cell office:value-type="string">
            <text:p>ʌj</text:p>
          </table:table-cell>
          <table:table-cell office:value-type="string">
            <text:p>cow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jlʌ̄m</text:p>
          </table:table-cell>
          <table:table-cell office:value-type="string">
            <text:p>ʌm</text:p>
          </table:table-cell>
          <table:table-cell office:value-type="string">
            <text:p>belt of the sham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ʌ̄isoɔm</text:p>
          </table:table-cell>
          <table:table-cell office:value-type="string">
            <text:p>ʌj</text:p>
          </table:table-cell>
          <table:table-cell table:style-name="ce2" office:value-type="string">
            <text:p>lease rod of the loo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lsoɔm</text:p>
          </table:table-cell>
          <table:table-cell office:value-type="string">
            <text:p>al</text:p>
          </table:table-cell>
          <table:table-cell table:style-name="ce2" office:value-type="string">
            <text:p>hair frin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mɛ</text:p>
          </table:table-cell>
          <table:table-cell office:value-type="string">
            <text:p>aːp</text:p>
          </table:table-cell>
          <table:table-cell office:value-type="string">
            <text:p>landlad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ːpʦɵ</text:p>
          </table:table-cell>
          <table:table-cell office:value-type="string">
            <text:p>aːp</text:p>
          </table:table-cell>
          <table:table-cell office:value-type="string">
            <text:p>landlor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ɛ̄isi</text:p>
          </table:table-cell>
          <table:table-cell office:value-type="string">
            <text:p>ɛj</text:p>
          </table:table-cell>
          <table:table-cell office:value-type="string">
            <text:p>tree - castanopsis tribul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́bhe</text:p>
          </table:table-cell>
          <table:table-cell office:value-type="string">
            <text:p>e</text:p>
          </table:table-cell>
          <table:table-cell office:value-type="string">
            <text:p>great-grands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insect</text:p>
          </table:table-cell>
          <table:table-cell office:value-type="string">
            <text:p>bébʉlɛm</text:p>
          </table:table-cell>
          <table:table-cell office:value-type="string">
            <text:p>e</text:p>
          </table:table-cell>
          <table:table-cell office:value-type="string">
            <text:p>butter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̂ːla</text:p>
          </table:table-cell>
          <table:table-cell office:value-type="string">
            <text:p>eː</text:p>
          </table:table-cell>
          <table:table-cell office:value-type="string">
            <text:p>sick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élembu</text:p>
          </table:table-cell>
          <table:table-cell office:value-type="string">
            <text:p>e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ênʦi</text:p>
          </table:table-cell>
          <table:table-cell office:value-type="string">
            <text:p>en</text:p>
          </table:table-cell>
          <table:table-cell office:value-type="string">
            <text:p>alcohol kept in a earthenware container (lupbi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bêŋmɛ</text:p>
          </table:table-cell>
          <table:table-cell office:value-type="string">
            <text:p>eŋ</text:p>
          </table:table-cell>
          <table:table-cell office:value-type="string">
            <text:p>Z(M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épʦɵ</text:p>
          </table:table-cell>
          <table:table-cell office:value-type="string">
            <text:p>ep</text:p>
          </table:table-cell>
          <table:table-cell office:value-type="string">
            <text:p>b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étʰo</text:p>
          </table:table-cell>
          <table:table-cell office:value-type="string">
            <text:p>e</text:p>
          </table:table-cell>
          <table:table-cell office:value-type="string">
            <text:p>kukr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īrmɵ</text:p>
          </table:table-cell>
          <table:table-cell office:value-type="string">
            <text:p>ir</text:p>
          </table:table-cell>
          <table:table-cell office:value-type="string">
            <text:p>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ísuwa</text:p>
          </table:table-cell>
          <table:table-cell office:value-type="string">
            <text:p>i</text:p>
          </table:table-cell>
          <table:table-cell office:value-type="string">
            <text:p>tree - alnus nepalens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blas</text:p>
          </table:table-cell>
          <table:table-cell office:value-type="string">
            <text:p>as</text:p>
          </table:table-cell>
          <table:table-cell office:value-type="string">
            <text:p>lightn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ɛ̂ː mʉnɛ</text:p>
          </table:table-cell>
          <table:table-cell office:value-type="string">
            <text:p>ɛː</text:p>
          </table:table-cell>
          <table:table-cell table:style-name="ce2" office:value-type="string">
            <text:p>insult ??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lôm</text:p>
          </table:table-cell>
          <table:table-cell office:value-type="string">
            <text:p>om</text:p>
          </table:table-cell>
          <table:table-cell office:value-type="string">
            <text:p>oracl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loɔppɛ</text:p>
          </table:table-cell>
          <table:table-cell office:value-type="string">
            <text:p>oɔp</text:p>
          </table:table-cell>
          <table:table-cell table:style-name="ce2" office:value-type="string">
            <text:p>??? mad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omɛs</text:p>
          </table:table-cell>
          <table:table-cell office:value-type="string">
            <text:p>o</text:p>
          </table:table-cell>
          <table:table-cell office:value-type="string">
            <text:p>tree - garuga pinna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́kto</text:p>
          </table:table-cell>
          <table:table-cell office:value-type="string">
            <text:p>ok</text:p>
          </table:table-cell>
          <table:table-cell office:value-type="string">
            <text:p>l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óktho</text:p>
          </table:table-cell>
          <table:table-cell office:value-type="string">
            <text:p>ok</text:p>
          </table:table-cell>
          <table:table-cell office:value-type="string">
            <text:p>tree - Engelhartia spic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b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bōːsu</text:p>
          </table:table-cell>
          <table:table-cell table:style-name="ce3" office:value-type="string">
            <text:p>oː</text:p>
          </table:table-cell>
          <table:table-cell office:value-type="string">
            <text:p>tree - bohmeria rugulos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ʌ̄mʦi</text:p>
          </table:table-cell>
          <table:table-cell office:value-type="string">
            <text:p>ʌm</text:p>
          </table:table-cell>
          <table:table-cell office:value-type="string">
            <text:p>wa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rʌpʣēn</text:p>
          </table:table-cell>
          <table:table-cell office:value-type="string">
            <text:p>ʌp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office:value-type="string">
            <text:p>F/H? brʌpʣem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âː</text:p>
          </table:table-cell>
          <table:table-cell office:value-type="string">
            <text:p>aː</text:p>
          </table:table-cell>
          <table:table-cell office:value-type="string">
            <text:p>spee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répʦo</text:p>
          </table:table-cell>
          <table:table-cell office:value-type="string">
            <text:p>ep</text:p>
          </table:table-cell>
          <table:table-cell office:value-type="string">
            <text:p>fing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úp.la</text:p>
          </table:table-cell>
          <table:table-cell office:value-type="string">
            <text:p>up</text:p>
          </table:table-cell>
          <table:table-cell office:value-type="string">
            <text:p>ch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bubûm</text:p>
          </table:table-cell>
          <table:table-cell office:value-type="string">
            <text:p>um</text:p>
          </table:table-cell>
          <table:table-cell office:value-type="string">
            <text:p>whi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ubujêm</text:p>
          </table:table-cell>
          <table:table-cell office:value-type="string">
            <text:p>em</text:p>
          </table:table-cell>
          <table:table-cell office:value-type="string">
            <text:p>anaphalis conto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religion</text:p>
          </table:table-cell>
          <table:table-cell office:value-type="string">
            <text:p>būːʣoɔm</text:p>
          </table:table-cell>
          <table:table-cell office:value-type="string">
            <text:p>uː</text:p>
          </table:table-cell>
          <table:table-cell office:value-type="string">
            <text:p>memorial servi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úluŋ</text:p>
          </table:table-cell>
          <table:table-cell office:value-type="string">
            <text:p>u</text:p>
          </table:table-cell>
          <table:table-cell office:value-type="string">
            <text:p>kind of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pla ʦēw</text:p>
          </table:table-cell>
          <table:table-cell/>
          <table:table-cell office:value-type="string">
            <text:p>fungus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h</text:p>
          </table:table-cell>
          <table:table-cell office:value-type="float" office:value="1">
            <text:p>1</text:p>
          </table:table-cell>
          <table:table-cell office:value-type="string">
            <text:p>ʦɛu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ʉ́jʉŋga</text:p>
          </table:table-cell>
          <table:table-cell office:value-type="string">
            <text:p>ʉ</text:p>
          </table:table-cell>
          <table:table-cell office:value-type="string">
            <text:p>ring-shaped pad used to keep the beer jars (lup) uprigh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ʉ́ri</text:p>
          </table:table-cell>
          <table:table-cell office:value-type="string">
            <text:p>ʉ</text:p>
          </table:table-cell>
          <table:table-cell office:value-type="string">
            <text:p>wif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oɔpsas</text:p>
          </table:table-cell>
          <table:table-cell table:style-name="ce3" office:value-type="string">
            <text:p>oɔp</text:p>
          </table:table-cell>
          <table:table-cell office:value-type="string">
            <text:p>field produc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âŋpɛ</text:p>
          </table:table-cell>
          <table:table-cell office:value-type="string">
            <text:p>aŋ</text:p>
          </table:table-cell>
          <table:table-cell office:value-type="string">
            <text:p>matchmak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oɔp</text:p>
          </table:table-cell>
          <table:table-cell office:value-type="string">
            <text:p>oɔp</text:p>
          </table:table-cell>
          <table:table-cell office:value-type="string">
            <text:p>grain, frui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</text:p>
          </table:table-cell>
          <table:table-cell office:value-type="string">
            <text:p>ʌm</text:p>
          </table:table-cell>
          <table:table-cell office:value-type="string">
            <text:p>buffalo 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ʌ̄mdel</text:p>
          </table:table-cell>
          <table:table-cell office:value-type="string">
            <text:p>ʌm</text:p>
          </table:table-cell>
          <table:table-cell office:value-type="string">
            <text:p>thresning flo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āː</text:p>
          </table:table-cell>
          <table:table-cell office:value-type="string">
            <text:p>aː</text:p>
          </table:table-cell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bhâːtʌ</text:p>
          </table:table-cell>
          <table:table-cell office:value-type="string">
            <text:p>aː</text:p>
          </table:table-cell>
          <table:table-cell office:value-type="string">
            <text:p>shou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ʌ́jʌ</text:p>
          </table:table-cell>
          <table:table-cell office:value-type="string">
            <text:p>ʌ</text:p>
          </table:table-cell>
          <table:table-cell office:value-type="string">
            <text:p>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bhɛ́bɛl</text:p>
          </table:table-cell>
          <table:table-cell office:value-type="string">
            <text:p>ɛ</text:p>
          </table:table-cell>
          <table:table-cell office:value-type="string">
            <text:p>horizontal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ɛ́bhɛp</text:p>
          </table:table-cell>
          <table:table-cell office:value-type="string">
            <text:p>ɛ</text:p>
          </table:table-cell>
          <table:table-cell office:value-type="string">
            <text:p>tree s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ɛ̂l</text:p>
          </table:table-cell>
          <table:table-cell office:value-type="string">
            <text:p>ɛl</text:p>
          </table:table-cell>
          <table:table-cell office:value-type="string">
            <text:p>four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nde</text:p>
          </table:table-cell>
          <table:table-cell office:value-type="string">
            <text:p>en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hēŋsi</text:p>
          </table:table-cell>
          <table:table-cell table:style-name="ce3" office:value-type="string">
            <text:p>eŋ</text:p>
          </table:table-cell>
          <table:table-cell office:value-type="string">
            <text:p>paddy fiel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ēj</text:p>
          </table:table-cell>
          <table:table-cell office:value-type="string">
            <text:p>ej</text:p>
          </table:table-cell>
          <table:table-cell office:value-type="string">
            <text:p>sn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îr</text:p>
          </table:table-cell>
          <table:table-cell office:value-type="string">
            <text:p>ir</text:p>
          </table:table-cell>
          <table:table-cell office:value-type="string">
            <text:p>de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table:style-name="ce5" office:value-type="string">
            <text:p>blóʣhuŋ</text:p>
          </table:table-cell>
          <table:table-cell table:style-name="ce3" office:value-type="string">
            <text:p>o</text:p>
          </table:table-cell>
          <table:table-cell office:value-type="string">
            <text:p>stor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̄ŋgolsi</text:p>
          </table:table-cell>
          <table:table-cell office:value-type="string">
            <text:p>oŋ</text:p>
          </table:table-cell>
          <table:table-cell office:value-type="string">
            <text:p>pouzolzia hir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̂ːp</text:p>
          </table:table-cell>
          <table:table-cell office:value-type="string">
            <text:p>oːp</text:p>
          </table:table-cell>
          <table:table-cell office:value-type="string">
            <text:p>bamboo - arundinaria hookerian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bh / b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óro</text:p>
          </table:table-cell>
          <table:table-cell office:value-type="string">
            <text:p>o</text:p>
          </table:table-cell>
          <table:table-cell office:value-type="string">
            <text:p>toad</text:p>
          </table:table-cell>
          <table:table-cell office:value-type="string">
            <text:p>n</text:p>
          </table:table-cell>
          <table:table-cell office:value-type="float" office:value="12">
            <text:p>1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ɵ̂ː</text:p>
          </table:table-cell>
          <table:table-cell office:value-type="string">
            <text:p>ɵː</text:p>
          </table:table-cell>
          <table:table-cell office:value-type="string">
            <text:p>panicum ital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l</text:p>
          </table:table-cell>
          <table:table-cell office:value-type="string">
            <text:p>ɵl</text:p>
          </table:table-cell>
          <table:table-cell office:value-type="string">
            <text:p>streng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ɵ̂ŋ</text:p>
          </table:table-cell>
          <table:table-cell office:value-type="string">
            <text:p>ɵŋ</text:p>
          </table:table-cell>
          <table:table-cell office:value-type="string">
            <text:p>five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rɛ̂m</text:p>
          </table:table-cell>
          <table:table-cell office:value-type="string">
            <text:p>ɛm</text:p>
          </table:table-cell>
          <table:table-cell office:value-type="string">
            <text:p>buckwh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ɵ̄ːri</text:p>
          </table:table-cell>
          <table:table-cell office:value-type="string">
            <text:p>ɵː</text:p>
          </table:table-cell>
          <table:table-cell office:value-type="string">
            <text:p>ful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hróluŋ</text:p>
          </table:table-cell>
          <table:table-cell office:value-type="string">
            <text:p>o</text:p>
          </table:table-cell>
          <table:table-cell office:value-type="string">
            <text:p>fern - dryoteris filixma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bhūːmɛ</text:p>
          </table:table-cell>
          <table:table-cell office:value-type="string">
            <text:p>uː</text:p>
          </table:table-cell>
          <table:table-cell office:value-type="string">
            <text:p>brush (sha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buskoɔ̂m</text:p>
          </table:table-cell>
          <table:table-cell table:style-name="ce3" office:value-type="string">
            <text:p>oɔm</text:p>
          </table:table-cell>
          <table:table-cell office:value-type="string">
            <text:p>firebr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office:value-type="string">
            <text:p>F/H? <text:s/>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bhʉlʉ̂ːsi</text:p>
          </table:table-cell>
          <table:table-cell office:value-type="string">
            <text:p>ʉː</text:p>
          </table:table-cell>
          <table:table-cell office:value-type="string">
            <text:p>agapetes serpen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f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bhʉ̄ndʉwɛ</text:p>
          </table:table-cell>
          <table:table-cell office:value-type="string">
            <text:p>ʉn</text:p>
          </table:table-cell>
          <table:table-cell office:value-type="string">
            <text:p>be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hʉ́wɛm</text:p>
          </table:table-cell>
          <table:table-cell office:value-type="string">
            <text:p>ʉ</text:p>
          </table:table-cell>
          <table:table-cell office:value-type="string">
            <text:p>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m</text:p>
          </table:table-cell>
          <table:table-cell office:value-type="string">
            <text:p>oɔm</text:p>
          </table:table-cell>
          <table:table-cell office:value-type="string">
            <text:p>mo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bhoɔ̄rnɛm</text:p>
          </table:table-cell>
          <table:table-cell office:value-type="string">
            <text:p>oɔr</text:p>
          </table:table-cell>
          <table:table-cell office:value-type="string">
            <text:p>buddleia asiati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ʦʌ́kʌpɛ</text:p>
          </table:table-cell>
          <table:table-cell office:value-type="string">
            <text:p>ʌ</text:p>
          </table:table-cell>
          <table:table-cell office:value-type="string">
            <text:p>fle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áksʌr</text:p>
          </table:table-cell>
          <table:table-cell office:value-type="string">
            <text:p>ak</text:p>
          </table:table-cell>
          <table:table-cell office:value-type="string">
            <text:p>alcoho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ʌ́p.lu</text:p>
          </table:table-cell>
          <table:table-cell office:value-type="string">
            <text:p>ʌp</text:p>
          </table:table-cell>
          <table:table-cell office:value-type="string">
            <text:p>bird trap (sʌ̄lpu sêi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ʦʌs</text:p>
          </table:table-cell>
          <table:table-cell office:value-type="string">
            <text:p>ʌs</text:p>
          </table:table-cell>
          <table:table-cell office:value-type="string">
            <text:p>kind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āːdɛm</text:p>
          </table:table-cell>
          <table:table-cell table:style-name="ce3" office:value-type="string">
            <text:p>aː</text:p>
          </table:table-cell>
          <table:table-cell office:value-type="string">
            <text:p>pyracantha grenul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ʌ́khʌmɛ</text:p>
          </table:table-cell>
          <table:table-cell table:style-name="ce3" office:value-type="string">
            <text:p>ʌ</text:p>
          </table:table-cell>
          <table:table-cell office:value-type="string">
            <text:p>large intesti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ʌkʌrʌ̄msi</text:p>
          </table:table-cell>
          <table:table-cell table:style-name="ce3" office:value-type="string">
            <text:p>ʌ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1">
            <text:p>1</text:p>
          </table:table-cell>
          <table:table-cell office:value-type="string">
            <text:p>aspirated k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aló ʦalo</text:p>
          </table:table-cell>
          <table:table-cell table:style-name="ce3" office:value-type="string">
            <text:p>o</text:p>
          </table:table-cell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ɛʦɛ́psi</text:p>
          </table:table-cell>
          <table:table-cell table:style-name="ce3" office:value-type="string">
            <text:p>ɛp</text:p>
          </table:table-cell>
          <table:table-cell office:value-type="string">
            <text:p>as much as possibl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ɛŋgrʉ̂ː</text:p>
          </table:table-cell>
          <table:table-cell table:style-name="ce3" office:value-type="string">
            <text:p>ʉ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ɛs</text:p>
          </table:table-cell>
          <table:table-cell table:style-name="ce3" office:value-type="string">
            <text:p>ɛs</text:p>
          </table:table-cell>
          <table:table-cell office:value-type="string">
            <text:p>grand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ékʦere</text:p>
          </table:table-cell>
          <table:table-cell table:style-name="ce3" office:value-type="string">
            <text:p>e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ékmɵ</text:p>
          </table:table-cell>
          <table:table-cell table:style-name="ce3" office:value-type="string">
            <text:p>ek</text:p>
          </table:table-cell>
          <table:table-cell office:value-type="string">
            <text:p>ur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</text:p>
          </table:table-cell>
          <table:table-cell table:style-name="ce3" office:value-type="string">
            <text:p>el</text:p>
          </table:table-cell>
          <table:table-cell office:value-type="string">
            <text:p>B(F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ēlpɛpp</text:p>
          </table:table-cell>
          <table:table-cell table:style-name="ce3" office:value-type="string">
            <text:p>el</text:p>
          </table:table-cell>
          <table:table-cell office:value-type="string">
            <text:p>brother (term of address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mdo</text:p>
          </table:table-cell>
          <table:table-cell table:style-name="ce3" office:value-type="string">
            <text:p>em</text:p>
          </table:table-cell>
          <table:table-cell office:value-type="string">
            <text:p>to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́pu</text:p>
          </table:table-cell>
          <table:table-cell table:style-name="ce3" office:value-type="string">
            <text:p>e</text:p>
          </table:table-cell>
          <table:table-cell office:value-type="string">
            <text:p>j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ērdo</text:p>
          </table:table-cell>
          <table:table-cell table:style-name="ce3" office:value-type="string">
            <text:p>er</text:p>
          </table:table-cell>
          <table:table-cell office:value-type="string">
            <text:p>pen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ɛ́risʌ̄ŋ</text:p>
          </table:table-cell>
          <table:table-cell table:style-name="ce3" office:value-type="string">
            <text:p>ɛ</text:p>
          </table:table-cell>
          <table:table-cell office:value-type="string">
            <text:p>cynodon dactylon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erlɛ̂m</text:p>
          </table:table-cell>
          <table:table-cell table:style-name="ce3" office:value-type="string">
            <text:p>ɛm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</text:p>
          </table:table-cell>
          <table:table-cell table:style-name="ce3" office:value-type="string">
            <text:p>i</text:p>
          </table:table-cell>
          <table:table-cell office:value-type="string">
            <text:p>cha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religion</text:p>
          </table:table-cell>
          <table:table-cell table:style-name="ce5" office:value-type="string">
            <text:p>ʦíkra</text:p>
          </table:table-cell>
          <table:table-cell table:style-name="ce3" office:value-type="string">
            <text:p>i</text:p>
          </table:table-cell>
          <table:table-cell office:value-type="string">
            <text:p>jar hold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îl</text:p>
          </table:table-cell>
          <table:table-cell table:style-name="ce3" office:value-type="string">
            <text:p>il</text:p>
          </table:table-cell>
          <table:table-cell office:value-type="string">
            <text:p>ang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líloɔm</text:p>
          </table:table-cell>
          <table:table-cell table:style-name="ce3" office:value-type="string">
            <text:p>i</text:p>
          </table:table-cell>
          <table:table-cell table:style-name="ce2" office:value-type="string">
            <text:p>beer essen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̄nʦo</text:p>
          </table:table-cell>
          <table:table-cell table:style-name="ce3" office:value-type="string">
            <text:p>in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F? tsintsô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́p.lepʦa</text:p>
          </table:table-cell>
          <table:table-cell table:style-name="ce3" office:value-type="string">
            <text:p>ip</text:p>
          </table:table-cell>
          <table:table-cell office:value-type="string">
            <text:p>bird offer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ipilîm</text:p>
          </table:table-cell>
          <table:table-cell table:style-name="ce3" office:value-type="string">
            <text:p>im</text:p>
          </table:table-cell>
          <table:table-cell office:value-type="string">
            <text:p>bird - phylloscopus affinit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īːsaŋ</text:p>
          </table:table-cell>
          <table:table-cell table:style-name="ce3" office:value-type="string">
            <text:p>iː</text:p>
          </table:table-cell>
          <table:table-cell table:style-name="ce2" office:value-type="string">
            <text:p>kindl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ískhli</text:p>
          </table:table-cell>
          <table:table-cell table:style-name="ce3" office:value-type="string">
            <text:p>is</text:p>
          </table:table-cell>
          <table:table-cell office:value-type="string">
            <text:p>intesti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ókʦo</text:p>
          </table:table-cell>
          <table:table-cell table:style-name="ce3" office:value-type="string">
            <text:p>ok</text:p>
          </table:table-cell>
          <table:table-cell office:value-type="string">
            <text:p>soft potato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ʦokk</text:p>
          </table:table-cell>
          <table:table-cell office:value-type="string">
            <text:p>okk</text:p>
          </table:table-cell>
          <table:table-cell office:value-type="string">
            <text:p>adz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ōːlimɛ</text:p>
          </table:table-cell>
          <table:table-cell table:style-name="ce3" office:value-type="string">
            <text:p>o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mphrɛ̂m</text:p>
          </table:table-cell>
          <table:table-cell table:style-name="ce3" office:value-type="string">
            <text:p>ɛm</text:p>
          </table:table-cell>
          <table:table-cell office:value-type="string">
            <text:p>barberry - berberis arit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office:value-type="string">
            <text:p>LF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ōŋ (ʔuʦōŋ)</text:p>
          </table:table-cell>
          <table:table-cell table:style-name="ce3" office:value-type="string">
            <text:p>oŋ</text:p>
          </table:table-cell>
          <table:table-cell office:value-type="string">
            <text:p>ti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gel</text:p>
          </table:table-cell>
          <table:table-cell table:style-name="ce3" office:value-type="string">
            <text:p>oŋ</text:p>
          </table:table-cell>
          <table:table-cell office:value-type="string">
            <text:p>green seed of bea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̄ŋkʰi</text:p>
          </table:table-cell>
          <table:table-cell table:style-name="ce3" office:value-type="string">
            <text:p>oŋ</text:p>
          </table:table-cell>
          <table:table-cell office:value-type="string">
            <text:p>herb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p</text:p>
          </table:table-cell>
          <table:table-cell table:style-name="ce3" office:value-type="string">
            <text:p>op</text:p>
          </table:table-cell>
          <table:table-cell office:value-type="string">
            <text:p>whea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os</text:p>
          </table:table-cell>
          <table:table-cell table:style-name="ce3" office:value-type="string">
            <text:p>os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ɵ̂ː</text:p>
          </table:table-cell>
          <table:table-cell table:style-name="ce3" office:value-type="string">
            <text:p>ɵː</text:p>
          </table:table-cell>
          <table:table-cell office:value-type="string">
            <text:p>hear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ɵ</text:p>
          </table:table-cell>
          <table:table-cell table:style-name="ce3" office:value-type="string">
            <text:p>ɵ</text:p>
          </table:table-cell>
          <table:table-cell office:value-type="string">
            <text:p>chil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ʦʦɵ</text:p>
          </table:table-cell>
          <table:table-cell table:style-name="ce3" office:value-type="string">
            <text:p>ɵʦʦ</text:p>
          </table:table-cell>
          <table:table-cell office:value-type="string">
            <text:p>childr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ɵ́kʌsi</text:p>
          </table:table-cell>
          <table:table-cell table:style-name="ce3" office:value-type="string">
            <text:p>ɵ</text:p>
          </table:table-cell>
          <table:table-cell office:value-type="string">
            <text:p>oak - quercus glaucos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ɵ́mɛ</text:p>
          </table:table-cell>
          <table:table-cell table:style-name="ce3" office:value-type="string">
            <text:p>ɵ</text:p>
          </table:table-cell>
          <table:table-cell office:value-type="string">
            <text:p>nee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ʔuʦɵ́koɔi</text:p>
          </table:table-cell>
          <table:table-cell table:style-name="ce3" office:value-type="string">
            <text:p>ɵ</text:p>
          </table:table-cell>
          <table:table-cell office:value-type="string">
            <text:p>plant shoo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s (ʔuʦʉs)</text:p>
          </table:table-cell>
          <table:table-cell table:style-name="ce3" office:value-type="string">
            <text:p>ʉs</text:p>
          </table:table-cell>
          <table:table-cell office:value-type="string">
            <text:p>corn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ûː</text:p>
          </table:table-cell>
          <table:table-cell table:style-name="ce3" office:value-type="string">
            <text:p>uː</text:p>
          </table:table-cell>
          <table:table-cell office:value-type="string">
            <text:p>grandfath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́ksu</text:p>
          </table:table-cell>
          <table:table-cell table:style-name="ce3" office:value-type="string">
            <text:p>uk</text:p>
          </table:table-cell>
          <table:table-cell office:value-type="string">
            <text:p>spruce (picea spinulos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p mʉnɛ</text:p>
          </table:table-cell>
          <table:table-cell table:style-name="ce3" office:value-type="string">
            <text:p>ʉp</text:p>
          </table:table-cell>
          <table:table-cell office:value-type="string">
            <text:p>kis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ûːpɛpp</text:p>
          </table:table-cell>
          <table:table-cell table:style-name="ce3" office:value-type="string">
            <text:p>uː</text:p>
          </table:table-cell>
          <table:table-cell office:value-type="string">
            <text:p>ancesto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ūrbu</text:p>
          </table:table-cell>
          <table:table-cell table:style-name="ce3" office:value-type="string">
            <text:p>ur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ūːthʌ</text:p>
          </table:table-cell>
          <table:table-cell table:style-name="ce3" office:value-type="string">
            <text:p>uː</text:p>
          </table:table-cell>
          <table:table-cell office:value-type="string">
            <text:p>behi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ʦʉp</text:p>
          </table:table-cell>
          <table:table-cell table:style-name="ce3" office:value-type="string">
            <text:p>ʉp</text:p>
          </table:table-cell>
          <table:table-cell office:value-type="string">
            <text:p>roof bea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́riŋgi</text:p>
          </table:table-cell>
          <table:table-cell table:style-name="ce3" office:value-type="string">
            <text:p>ʉ</text:p>
          </table:table-cell>
          <table:table-cell office:value-type="string">
            <text:p>bamboo bas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ʉrbîː</text:p>
          </table:table-cell>
          <table:table-cell table:style-name="ce3" office:value-type="string">
            <text:p>i</text:p>
          </table:table-cell>
          <table:table-cell office:value-type="string">
            <text:p>swa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ʦhʌ̄mru</text:p>
          </table:table-cell>
          <table:table-cell table:style-name="ce3" office:value-type="string">
            <text:p>ʌm</text:p>
          </table:table-cell>
          <table:table-cell office:value-type="string">
            <text:p>b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table:style-name="ce5" office:value-type="string">
            <text:p>ʦhoɔ̄rmɛ</text:p>
          </table:table-cell>
          <table:table-cell table:style-name="ce3" office:value-type="string">
            <text:p>oɔr</text:p>
          </table:table-cell>
          <table:table-cell office:value-type="string">
            <text:p>fath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āːme</text:p>
          </table:table-cell>
          <table:table-cell table:style-name="ce3" office:value-type="string">
            <text:p>aː</text:p>
          </table:table-cell>
          <table:table-cell office:value-type="string">
            <text:p>Himalayan tah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ɛbɛ̂ː</text:p>
          </table:table-cell>
          <table:table-cell table:style-name="ce3" office:value-type="string">
            <text:p>ɛː</text:p>
          </table:table-cell>
          <table:table-cell office:value-type="string">
            <text:p>thin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̄mʦu</text:p>
          </table:table-cell>
          <table:table-cell table:style-name="ce3" office:value-type="string">
            <text:p>ɛm</text:p>
          </table:table-cell>
          <table:table-cell office:value-type="string">
            <text:p>tree - bauhinia varieg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ɛ́nʉwɛ</text:p>
          </table:table-cell>
          <table:table-cell table:style-name="ce3" office:value-type="string">
            <text:p>ɛ</text:p>
          </table:table-cell>
          <table:table-cell office:value-type="string">
            <text:p>wa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ɛnʉwɛ̂rsi</text:p>
          </table:table-cell>
          <table:table-cell table:style-name="ce3"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ʦhēːbʌr</text:p>
          </table:table-cell>
          <table:table-cell table:style-name="ce3" office:value-type="string">
            <text:p>eː</text:p>
          </table:table-cell>
          <table:table-cell office:value-type="string">
            <text:p>sugarca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ʦhēlmɛ</text:p>
          </table:table-cell>
          <table:table-cell office:value-type="string">
            <text:p>el</text:p>
          </table:table-cell>
          <table:table-cell office:value-type="string">
            <text:p>bamboo mat for covering 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ēm</text:p>
          </table:table-cell>
          <table:table-cell table:style-name="ce3" office:value-type="string">
            <text:p>em</text:p>
          </table:table-cell>
          <table:table-cell office:value-type="string">
            <text:p>platform for storing grain stalk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́dowɛ</text:p>
          </table:table-cell>
          <table:table-cell table:style-name="ce3" office:value-type="string">
            <text:p>o</text:p>
          </table:table-cell>
          <table:table-cell office:value-type="string">
            <text:p>greas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ôrsɵ</text:p>
          </table:table-cell>
          <table:table-cell table:style-name="ce3" office:value-type="string">
            <text:p>or</text:p>
          </table:table-cell>
          <table:table-cell office:value-type="string">
            <text:p>meat offering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́kep</text:p>
          </table:table-cell>
          <table:table-cell table:style-name="ce3" office:value-type="string">
            <text:p>ɵ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pɛŋōŋŋo</text:p>
          </table:table-cell>
          <table:table-cell table:style-name="ce3" office:value-type="string">
            <text:p>oŋ</text:p>
          </table:table-cell>
          <table:table-cell office:value-type="string">
            <text:p>vulture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ɵ.plêː</text:p>
          </table:table-cell>
          <table:table-cell table:style-name="ce3" office:value-type="string">
            <text:p>e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tone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</text:p>
          </table:table-cell>
          <table:table-cell table:style-name="ce3" office:value-type="string">
            <text:p>uː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uʦhumîm</text:p>
          </table:table-cell>
          <table:table-cell table:style-name="ce3" office:value-type="string">
            <text:p>im</text:p>
          </table:table-cell>
          <table:table-cell office:value-type="string">
            <text:p>with a sharp ti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ûːp</text:p>
          </table:table-cell>
          <table:table-cell table:style-name="ce3" office:value-type="string">
            <text:p>uːp</text:p>
          </table:table-cell>
          <table:table-cell office:value-type="string">
            <text:p>bedbu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ʉlipâː</text:p>
          </table:table-cell>
          <table:table-cell table:style-name="ce3" office:value-type="string">
            <text:p>aː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́pɛ</text:p>
          </table:table-cell>
          <table:table-cell table:style-name="ce3" office:value-type="string">
            <text:p>ʉ</text:p>
          </table:table-cell>
          <table:table-cell office:value-type="string">
            <text:p>late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ʦhoɔmpulêm</text:p>
          </table:table-cell>
          <table:table-cell table:style-name="ce3" office:value-type="string">
            <text:p>em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ʦhʉ̄mbʉr</text:p>
          </table:table-cell>
          <table:table-cell table:style-name="ce3" office:value-type="string">
            <text:p>ʉm</text:p>
          </table:table-cell>
          <table:table-cell office:value-type="string">
            <text:p>th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ʌlā:</text:p>
          </table:table-cell>
          <table:table-cell table:style-name="ce3" office:value-type="string">
            <text:p>aː</text:p>
          </table:table-cell>
          <table:table-cell office:value-type="string">
            <text:p>quick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dʌ̄mda</text:p>
          </table:table-cell>
          <table:table-cell table:style-name="ce3" office:value-type="string">
            <text:p>ʌm</text:p>
          </table:table-cell>
          <table:table-cell office:value-type="string">
            <text:p>bamboo - arundinaria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ɛ̂ːli</text:p>
          </table:table-cell>
          <table:table-cell office:value-type="string">
            <text:p>ɛː</text:p>
          </table:table-cell>
          <table:table-cell office:value-type="string">
            <text:p>ch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ɛ̄mjoŋ</text:p>
          </table:table-cell>
          <table:table-cell office:value-type="string">
            <text:p>ɛm</text:p>
          </table:table-cell>
          <table:table-cell office:value-type="string">
            <text:p>flat basket put over the hear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̄l</text:p>
          </table:table-cell>
          <table:table-cell office:value-type="string">
            <text:p>el</text:p>
          </table:table-cell>
          <table:table-cell office:value-type="string">
            <text:p>villa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ēlki</text:p>
          </table:table-cell>
          <table:table-cell office:value-type="string">
            <text:p>el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ēlmɛ</text:p>
          </table:table-cell>
          <table:table-cell office:value-type="string">
            <text:p>el</text:p>
          </table:table-cell>
          <table:table-cell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ēmde</text:p>
          </table:table-cell>
          <table:table-cell table:style-name="ce3" office:value-type="string">
            <text:p>em</text:p>
          </table:table-cell>
          <table:table-cell office:value-type="string">
            <text:p>FZ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ʔudítʦhɛ</text:p>
          </table:table-cell>
          <table:table-cell office:value-type="string">
            <text:p>it</text:p>
          </table:table-cell>
          <table:table-cell office:value-type="string">
            <text:p>morning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́dʉmɛ</text:p>
          </table:table-cell>
          <table:table-cell office:value-type="string">
            <text:p>ʉ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ap</text:p>
          </table:table-cell>
          <table:table-cell office:value-type="string">
            <text:p>ap</text:p>
          </table:table-cell>
          <table:table-cell office:value-type="string">
            <text:p>sheat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̄ːrʌm</text:p>
          </table:table-cell>
          <table:table-cell office:value-type="string">
            <text:p>oː</text:p>
          </table:table-cell>
          <table:table-cell office:value-type="string">
            <text:p>grains set out to dr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odikhɛ̂m</text:p>
          </table:table-cell>
          <table:table-cell office:value-type="string">
            <text:p>ɛm</text:p>
          </table:table-cell>
          <table:table-cell office:value-type="string">
            <text:p>fire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́kosi</text:p>
          </table:table-cell>
          <table:table-cell office:value-type="string">
            <text:p>o</text:p>
          </table:table-cell>
          <table:table-cell office:value-type="string">
            <text:p>maiz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ʌkhoɔ̄i</text:p>
          </table:table-cell>
          <table:table-cell office:value-type="string">
            <text:p>oɔj</text:p>
          </table:table-cell>
          <table:table-cell office:value-type="string">
            <text:p>few, li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ɔ̄snʌŋ</text:p>
          </table:table-cell>
          <table:table-cell office:value-type="string">
            <text:p>oɔs</text:p>
          </table:table-cell>
          <table:table-cell office:value-type="string">
            <text:p>ritual nam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ôːt</text:p>
          </table:table-cell>
          <table:table-cell office:value-type="string">
            <text:p>oːt</text:p>
          </table:table-cell>
          <table:table-cell office:value-type="string">
            <text:p>Khumbu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ɵ̂l mʉnɛ</text:p>
          </table:table-cell>
          <table:table-cell office:value-type="string">
            <text:p>ɵl</text:p>
          </table:table-cell>
          <table:table-cell office:value-type="string">
            <text:p>serv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dūmbu</text:p>
          </table:table-cell>
          <table:table-cell office:value-type="string">
            <text:p>um</text:p>
          </table:table-cell>
          <table:table-cell office:value-type="string">
            <text:p>husban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ūŋ ʣɵnɛ</text:p>
          </table:table-cell>
          <table:table-cell office:value-type="string">
            <text:p>uŋ</text:p>
          </table:table-cell>
          <table:table-cell office:value-type="string">
            <text:p>lif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úma ghrʌ̄mnɛ</text:p>
          </table:table-cell>
          <table:table-cell table:style-name="ce3" office:value-type="string">
            <text:p>u</text:p>
          </table:table-cell>
          <table:table-cell office:value-type="string">
            <text:p>get dar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ʉlʉmɛ̄ːs</text:p>
          </table:table-cell>
          <table:table-cell office:value-type="string">
            <text:p>ɛːs</text:p>
          </table:table-cell>
          <table:table-cell office:value-type="string">
            <text:p>vicia hirsut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ʉ̂ːt</text:p>
          </table:table-cell>
          <table:table-cell office:value-type="string">
            <text:p>ʉːt</text:p>
          </table:table-cell>
          <table:table-cell office:value-type="string">
            <text:p>mil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ʌkʌ́pa</text:p>
          </table:table-cell>
          <table:table-cell office:value-type="string">
            <text:p>ʌ</text:p>
          </table:table-cell>
          <table:table-cell office:value-type="string">
            <text:p>black headed shrike - lanius nigrice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ʔudhʌ̄m</text:p>
          </table:table-cell>
          <table:table-cell office:value-type="string">
            <text:p>ʌm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ʌp.lu</text:p>
          </table:table-cell>
          <table:table-cell office:value-type="string">
            <text:p>ʌp</text:p>
          </table:table-cell>
          <table:table-cell office:value-type="string">
            <text:p>big ston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hâːbi, dhāːjʉ</text:p>
          </table:table-cell>
          <table:table-cell table:style-name="ce2" office:value-type="string">
            <text:p>aː</text:p>
          </table:table-cell>
          <table:table-cell office:value-type="string">
            <text:p>under 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âm</text:p>
          </table:table-cell>
          <table:table-cell office:value-type="string">
            <text:p>am</text:p>
          </table:table-cell>
          <table:table-cell office:value-type="string">
            <text:p>sk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?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hʌwāː</text:p>
          </table:table-cell>
          <table:table-cell office:value-type="string">
            <text:p>aː</text:p>
          </table:table-cell>
          <table:table-cell office:value-type="string">
            <text:p>quick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ɛppɛ̂ŋ</text:p>
          </table:table-cell>
          <table:table-cell office:value-type="string">
            <text:p>ɛŋ</text:p>
          </table:table-cell>
          <table:table-cell office:value-type="string">
            <text:p>immediatel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ɛ́rʉ</text:p>
          </table:table-cell>
          <table:table-cell office:value-type="string">
            <text:p>ɛ</text:p>
          </table:table-cell>
          <table:table-cell office:value-type="string">
            <text:p>cherry - prunus cerasoid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eksiŋgêr</text:p>
          </table:table-cell>
          <table:table-cell office:value-type="string">
            <text:p>er</text:p>
          </table:table-cell>
          <table:table-cell office:value-type="string">
            <text:p>woodpecker - dryobates himalayensi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́ksu</text:p>
          </table:table-cell>
          <table:table-cell office:value-type="string">
            <text:p>ek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êm</text:p>
          </table:table-cell>
          <table:table-cell office:value-type="string">
            <text:p>em</text:p>
          </table:table-cell>
          <table:table-cell office:value-type="string">
            <text:p>flat la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dhēŋgʌrsi</text:p>
          </table:table-cell>
          <table:table-cell office:value-type="string">
            <text:p>eŋ</text:p>
          </table:table-cell>
          <table:table-cell office:value-type="string">
            <text:p>magnolia campbelli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dhi</text:p>
          </table:table-cell>
          <table:table-cell office:value-type="string">
            <text:p>i</text:p>
          </table:table-cell>
          <table:table-cell office:value-type="string">
            <text:p>lak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īndiri</text:p>
          </table:table-cell>
          <table:table-cell office:value-type="string">
            <text:p>in</text:p>
          </table:table-cell>
          <table:table-cell office:value-type="string">
            <text:p>hee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dhāŋku</text:p>
          </table:table-cell>
          <table:table-cell office:value-type="string">
            <text:p>aŋ</text:p>
          </table:table-cell>
          <table:table-cell office:value-type="string">
            <text:p>pillo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̄ːʦer</text:p>
          </table:table-cell>
          <table:table-cell office:value-type="string">
            <text:p>o²;</text:p>
          </table:table-cell>
          <table:table-cell office:value-type="string">
            <text:p>whe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dhōŋ</text:p>
          </table:table-cell>
          <table:table-cell office:value-type="string">
            <text:p>oŋ</text:p>
          </table:table-cell>
          <table:table-cell office:value-type="string">
            <text:p>he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ôːp</text:p>
          </table:table-cell>
          <table:table-cell office:value-type="string">
            <text:p>oːp</text:p>
          </table:table-cell>
          <table:table-cell office:value-type="string">
            <text:p>pheasant (lophophoru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dhōːs</text:p>
          </table:table-cell>
          <table:table-cell table:style-name="ce3" office:value-type="string">
            <text:p>oːs</text:p>
          </table:table-cell>
          <table:table-cell office:value-type="string">
            <text:p>headach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dhoːsnɛ̂r</text:p>
          </table:table-cell>
          <table:table-cell office:value-type="string">
            <text:p>ɛr</text:p>
          </table:table-cell>
          <table:table-cell office:value-type="string">
            <text:p>pl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dhɵ́pei</text:p>
          </table:table-cell>
          <table:table-cell office:value-type="string">
            <text:p>ɵ</text:p>
          </table:table-cell>
          <table:table-cell office:value-type="string">
            <text:p>lee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dhuwɛ</text:p>
          </table:table-cell>
          <table:table-cell office:value-type="string">
            <text:p>u</text:p>
          </table:table-cell>
          <table:table-cell office:value-type="string">
            <text:p>cliff hanging over the tr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húma</text:p>
          </table:table-cell>
          <table:table-cell office:value-type="string">
            <text:p>u</text:p>
          </table:table-cell>
          <table:table-cell office:value-type="string">
            <text:p>too much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ʔêlsi</text:p>
          </table:table-cell>
          <table:table-cell office:value-type="string">
            <text:p>el</text:p>
          </table:table-cell>
          <table:table-cell office:value-type="string">
            <text:p>tree - sterculia coccini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ʌʣʌ́ppo</text:p>
          </table:table-cell>
          <table:table-cell office:value-type="string">
            <text:p>ʌp</text:p>
          </table:table-cell>
          <table:table-cell office:value-type="string">
            <text:p>ni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ʌ́gakpɛ</text:p>
          </table:table-cell>
          <table:table-cell office:value-type="string">
            <text:p>ʌ</text:p>
          </table:table-cell>
          <table:table-cell office:value-type="string">
            <text:p>crow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āŋʣôm</text:p>
          </table:table-cell>
          <table:table-cell office:value-type="string">
            <text:p>om</text:p>
          </table:table-cell>
          <table:table-cell office:value-type="string">
            <text:p>crane fl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gigîm</text:p>
          </table:table-cell>
          <table:table-cell office:value-type="string">
            <text:p>im</text:p>
          </table:table-cell>
          <table:table-cell office:value-type="string">
            <text:p>gree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ípsi</text:p>
          </table:table-cell>
          <table:table-cell office:value-type="string">
            <text:p>ip</text:p>
          </table:table-cell>
          <table:table-cell office:value-type="string">
            <text:p>bean - glycine max 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islâː</text:p>
          </table:table-cell>
          <table:table-cell office:value-type="string">
            <text:p>aː</text:p>
          </table:table-cell>
          <table:table-cell office:value-type="string">
            <text:p>neck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lʌ̄mbe</text:p>
          </table:table-cell>
          <table:table-cell office:value-type="string">
            <text:p>ʌm</text:p>
          </table:table-cell>
          <table:table-cell office:value-type="string">
            <text:p>tree - machilus gamle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̄ːdaŋ</text:p>
          </table:table-cell>
          <table:table-cell office:value-type="string">
            <text:p>oː</text:p>
          </table:table-cell>
          <table:table-cell office:value-type="string">
            <text:p>h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ōlɖo</text:p>
          </table:table-cell>
          <table:table-cell office:value-type="string">
            <text:p>ol</text:p>
          </table:table-cell>
          <table:table-cell office:value-type="string">
            <text:p>tree - synlocos ramossissim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ojāŋ</text:p>
          </table:table-cell>
          <table:table-cell office:value-type="string">
            <text:p>aŋ</text:p>
          </table:table-cell>
          <table:table-cell office:value-type="string">
            <text:p>fermented bean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ɵ</text:p>
          </table:table-cell>
          <table:table-cell office:value-type="string">
            <text:p>ɵ</text:p>
          </table:table-cell>
          <table:table-cell office:value-type="string">
            <text:p>clothe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rákmɛ</text:p>
          </table:table-cell>
          <table:table-cell office:value-type="string">
            <text:p>ak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ʌ̄ŋ</text:p>
          </table:table-cell>
          <table:table-cell office:value-type="string">
            <text:p>ʌŋ</text:p>
          </table:table-cell>
          <table:table-cell office:value-type="string">
            <text:p>thor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rōːdʉ</text:p>
          </table:table-cell>
          <table:table-cell office:value-type="string">
            <text:p>oː</text:p>
          </table:table-cell>
          <table:table-cell office:value-type="string">
            <text:p>shee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úluŋmɛ</text:p>
          </table:table-cell>
          <table:table-cell office:value-type="string">
            <text:p>u</text:p>
          </table:table-cell>
          <table:table-cell office:value-type="string">
            <text:p>armpi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ʉnnɛ́</text:p>
          </table:table-cell>
          <table:table-cell office:value-type="string">
            <text:p>ɛ</text:p>
          </table:table-cell>
          <table:table-cell office:value-type="string">
            <text:p>woman ski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2">
            <text:p>2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office:value-type="string">
            <text:p>ghâl</text:p>
          </table:table-cell>
          <table:table-cell office:value-type="string">
            <text:p>al</text:p>
          </table:table-cell>
          <table:table-cell office:value-type="string">
            <text:p>swea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ghoŋrɛ̄ŋ</text:p>
          </table:table-cell>
          <table:table-cell table:style-name="ce3" office:value-type="string">
            <text:p>ɛŋ</text:p>
          </table:table-cell>
          <table:table-cell office:value-type="string">
            <text:p>metal box to roast gr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́le</text:p>
          </table:table-cell>
          <table:table-cell office:value-type="string">
            <text:p>o</text:p>
          </table:table-cell>
          <table:table-cell office:value-type="string">
            <text:p>many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ɵ̄r</text:p>
          </table:table-cell>
          <table:table-cell office:value-type="string">
            <text:p>ɵr</text:p>
          </table:table-cell>
          <table:table-cell office:value-type="string">
            <text:p>tor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ɵ̄ːthɛ</text:p>
          </table:table-cell>
          <table:table-cell office:value-type="string">
            <text:p>ɵː</text:p>
          </table:table-cell>
          <table:table-cell office:value-type="string">
            <text:p>cowsh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ghrʌ́kde</text:p>
          </table:table-cell>
          <table:table-cell office:value-type="string">
            <text:p>ʌk</text:p>
          </table:table-cell>
          <table:table-cell office:value-type="string">
            <text:p>hand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ktâm</text:p>
          </table:table-cell>
          <table:table-cell office:value-type="string">
            <text:p>am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āŋ</text:p>
          </table:table-cell>
          <table:table-cell office:value-type="string">
            <text:p>aŋ</text:p>
          </table:table-cell>
          <table:table-cell table:style-name="ce2" office:value-type="string">
            <text:p>hus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ghrɛ̂ː</text:p>
          </table:table-cell>
          <table:table-cell office:value-type="string">
            <text:p>ɛː</text:p>
          </table:table-cell>
          <table:table-cell office:value-type="string">
            <text:p>crab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ɛ̂m lʉnɛ</text:p>
          </table:table-cell>
          <table:table-cell office:value-type="string">
            <text:p>ɛm</text:p>
          </table:table-cell>
          <table:table-cell office:value-type="string">
            <text:p>disgu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ɛ̂ːp</text:p>
          </table:table-cell>
          <table:table-cell office:value-type="string">
            <text:p>ɛːp</text:p>
          </table:table-cell>
          <table:table-cell office:value-type="string">
            <text:p>oak - quercus pachyphyllq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ēːnʌ</text:p>
          </table:table-cell>
          <table:table-cell table:style-name="ce3" office:value-type="string">
            <text:p>eː</text:p>
          </table:table-cell>
          <table:table-cell office:value-type="string">
            <text:p>nett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ēm</text:p>
          </table:table-cell>
          <table:table-cell office:value-type="string">
            <text:p>em</text:p>
          </table:table-cell>
          <table:table-cell office:value-type="string">
            <text:p>branch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ghrúksu</text:p>
          </table:table-cell>
          <table:table-cell office:value-type="string">
            <text:p>uk</text:p>
          </table:table-cell>
          <table:table-cell office:value-type="string">
            <text:p>tree - bombax malaric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rūːlʌ</text:p>
          </table:table-cell>
          <table:table-cell office:value-type="string">
            <text:p>uː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rʉ̂ː</text:p>
          </table:table-cell>
          <table:table-cell office:value-type="string">
            <text:p>ʉː</text:p>
          </table:table-cell>
          <table:table-cell office:value-type="string">
            <text:p>parakeet - psittaculacolu;boid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ghrʉ̄ːs</text:p>
          </table:table-cell>
          <table:table-cell table:style-name="ce3" office:value-type="string">
            <text:p>ʉːs</text:p>
          </table:table-cell>
          <table:table-cell office:value-type="string">
            <text:p>raspberry = rubus elipticu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ūŋgersi</text:p>
          </table:table-cell>
          <table:table-cell office:value-type="string">
            <text:p>uŋ</text:p>
          </table:table-cell>
          <table:table-cell office:value-type="string">
            <text:p>can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ghoɔ̄ndʉrʉ</text:p>
          </table:table-cell>
          <table:table-cell office:value-type="string">
            <text:p>oɔn</text:p>
          </table:table-cell>
          <table:table-cell office:value-type="string">
            <text:p>thro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lʌ̄mpɛ</text:p>
          </table:table-cell>
          <table:table-cell office:value-type="string">
            <text:p>ʌm</text:p>
          </table:table-cell>
          <table:table-cell office:value-type="string">
            <text:p>dee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>
            <text:p>ɦʌpku</text:p>
          </table:table-cell>
          <table:table-cell table:style-name="ce2" office:value-type="string">
            <text:p>ʌp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revoir</text:p>
          </table:table-cell>
          <table:table-cell table:style-name="ce2" table:number-columns-repeated="252"/>
          <table:table-cell table:style-name="ce12" table:number-columns-repeated="763"/>
        </table:table-row>
        <table:table-row table:style-name="ro1">
          <table:table-cell office:value-type="string">
            <text:p>body</text:p>
          </table:table-cell>
          <table:table-cell office:value-type="string">
            <text:p>ɦʌ́plu</text:p>
          </table:table-cell>
          <table:table-cell office:value-type="string">
            <text:p>ʌp</text:p>
          </table:table-cell>
          <table:table-cell office:value-type="string">
            <text:p>thumb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ʌs</text:p>
          </table:table-cell>
          <table:table-cell office:value-type="string">
            <text:p>ʌs</text:p>
          </table:table-cell>
          <table:table-cell office:value-type="string">
            <text:p>ma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colour</text:p>
          </table:table-cell>
          <table:table-cell office:value-type="string">
            <text:p>ɦalalâm</text:p>
          </table:table-cell>
          <table:table-cell office:value-type="string">
            <text:p>am</text:p>
          </table:table-cell>
          <table:table-cell office:value-type="string">
            <text:p>re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́bʉnɛm</text:p>
          </table:table-cell>
          <table:table-cell table:style-name="ce3" office:value-type="string">
            <text:p>i</text:p>
          </table:table-cell>
          <table:table-cell office:value-type="string">
            <text:p>tasseled bamboo used in shamanic ceremonie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ɛ́ri</text:p>
          </table:table-cell>
          <table:table-cell office:value-type="string">
            <text:p>ɛ</text:p>
          </table:table-cell>
          <table:table-cell table:style-name="ce2" office:value-type="string">
            <text:p>grown man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eçpɛ</text:p>
          </table:table-cell>
          <table:table-cell office:value-type="string">
            <text:p>eç</text:p>
          </table:table-cell>
          <table:table-cell office:value-type="string">
            <text:p>sharp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mɵ</text:p>
          </table:table-cell>
          <table:table-cell office:value-type="string">
            <text:p>el</text:p>
          </table:table-cell>
          <table:table-cell office:value-type="string">
            <text:p>mo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ɦêlpɵ</text:p>
          </table:table-cell>
          <table:table-cell office:value-type="string">
            <text:p>el</text:p>
          </table:table-cell>
          <table:table-cell office:value-type="string">
            <text:p>father of son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i</text:p>
          </table:table-cell>
          <table:table-cell office:value-type="string">
            <text:p>i</text:p>
          </table:table-cell>
          <table:table-cell office:value-type="string">
            <text:p>b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̂ːʦɵ</text:p>
          </table:table-cell>
          <table:table-cell office:value-type="string">
            <text:p>iː</text:p>
          </table:table-cell>
          <table:table-cell office:value-type="string">
            <text:p>wi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office:value-type="string">
            <text:p>F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ɦídimɛ</text:p>
          </table:table-cell>
          <table:table-cell office:value-type="string">
            <text:p>i</text:p>
          </table:table-cell>
          <table:table-cell office:value-type="string">
            <text:p>hiccu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̂ːp</text:p>
          </table:table-cell>
          <table:table-cell office:value-type="string">
            <text:p>iː</text:p>
          </table:table-cell>
          <table:table-cell office:value-type="string">
            <text:p>bamboo - arundinaria malin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ɦis</text:p>
          </table:table-cell>
          <table:table-cell table:style-name="ce3" office:value-type="string">
            <text:p>is</text:p>
          </table:table-cell>
          <table:table-cell office:value-type="string">
            <text:p>p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ískoɔi</text:p>
          </table:table-cell>
          <table:table-cell table:style-name="ce3" office:value-type="string">
            <text:p>is</text:p>
          </table:table-cell>
          <table:table-cell office:value-type="string">
            <text:p>edible shoot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́bo</text:p>
          </table:table-cell>
          <table:table-cell office:value-type="string">
            <text:p>o</text:p>
          </table:table-cell>
          <table:table-cell office:value-type="string">
            <text:p>hands folded together</text:p>
          </table:table-cell>
          <table:table-cell office:value-type="string">
            <text:p>n</text:p>
          </table:table-cell>
          <table:table-cell/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 office:value-type="string">
            <text:p>artefact</text:p>
          </table:table-cell>
          <table:table-cell office:value-type="string">
            <text:p>ɦōŋ</text:p>
          </table:table-cell>
          <table:table-cell office:value-type="string">
            <text:p>oŋ</text:p>
          </table:table-cell>
          <table:table-cell office:value-type="string">
            <text:p>hanging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ɦûːʦa</text:p>
          </table:table-cell>
          <table:table-cell office:value-type="string">
            <text:p>uː</text:p>
          </table:table-cell>
          <table:table-cell office:value-type="string">
            <text:p>ow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́lu</text:p>
          </table:table-cell>
          <table:table-cell office:value-type="string">
            <text:p>u</text:p>
          </table:table-cell>
          <table:table-cell office:value-type="string">
            <text:p>firepla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ɦólʌsʌp</text:p>
          </table:table-cell>
          <table:table-cell office:value-type="string">
            <text:p>o</text:p>
          </table:table-cell>
          <table:table-cell office:value-type="string">
            <text:p>bamboo husk, eggshel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ti plákpla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çpɛ</text:p>
          </table:table-cell>
          <table:table-cell office:value-type="string">
            <text:p>oɔç</text:p>
          </table:table-cell>
          <table:table-cell office:value-type="string">
            <text:p>dull (knif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office:value-type="string">
            <text:p>ɦoɔ̄smɛ</text:p>
          </table:table-cell>
          <table:table-cell office:value-type="string">
            <text:p>oɔs</text:p>
          </table:table-cell>
          <table:table-cell office:value-type="string">
            <text:p>boi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oɔ̄i</text:p>
          </table:table-cell>
          <table:table-cell office:value-type="string">
            <text:p>oɔj</text:p>
          </table:table-cell>
          <table:table-cell office:value-type="string">
            <text:p>soun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ʔíspɛ</text:p>
          </table:table-cell>
          <table:table-cell office:value-type="string">
            <text:p>is</text:p>
          </table:table-cell>
          <table:table-cell office:value-type="string">
            <text:p>r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ʣʌ́kta</text:p>
          </table:table-cell>
          <table:table-cell office:value-type="string">
            <text:p>ʌk</text:p>
          </table:table-cell>
          <table:table-cell office:value-type="string">
            <text:p>insect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bird</text:p>
          </table:table-cell>
          <table:table-cell office:value-type="string">
            <text:p>ʣâː</text:p>
          </table:table-cell>
          <table:table-cell office:value-type="string">
            <text:p>aː</text:p>
          </table:table-cell>
          <table:table-cell office:value-type="string">
            <text:p>peacoc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ʌ́khʌl</text:p>
          </table:table-cell>
          <table:table-cell office:value-type="string">
            <text:p>ʌ</text:p>
          </table:table-cell>
          <table:table-cell office:value-type="string">
            <text:p>nettle fib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ʌpʣʌlʌ̂m</text:p>
          </table:table-cell>
          <table:table-cell office:value-type="string">
            <text:p>ʌm</text:p>
          </table:table-cell>
          <table:table-cell table:style-name="ce2" office:value-type="string">
            <text:p>fo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ʣɛ</text:p>
          </table:table-cell>
          <table:table-cell office:value-type="string">
            <text:p>ɛ</text:p>
          </table:table-cell>
          <table:table-cell office:value-type="string">
            <text:p>grain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ɛ́koɔi</text:p>
          </table:table-cell>
          <table:table-cell office:value-type="string">
            <text:p>ɛ</text:p>
          </table:table-cell>
          <table:table-cell office:value-type="string">
            <text:p>foo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iʣilêː</text:p>
          </table:table-cell>
          <table:table-cell table:style-name="ce3" office:value-type="string">
            <text:p>eː</text:p>
          </table:table-cell>
          <table:table-cell office:value-type="string">
            <text:p>tree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ílesi</text:p>
          </table:table-cell>
          <table:table-cell office:value-type="string">
            <text:p>i</text:p>
          </table:table-cell>
          <table:table-cell office:value-type="string">
            <text:p>hem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ɵ̄nris</text:p>
          </table:table-cell>
          <table:table-cell office:value-type="string">
            <text:p>ɵn</text:p>
          </table:table-cell>
          <table:table-cell office:value-type="string">
            <text:p>cashew (rhus succedan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ʣúʣur</text:p>
          </table:table-cell>
          <table:table-cell office:value-type="string">
            <text:p>u</text:p>
          </table:table-cell>
          <table:table-cell office:value-type="string">
            <text:p>sour, lemo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office:value-type="string">
            <text:p>ʣákpɛ</text:p>
          </table:table-cell>
          <table:table-cell office:value-type="string">
            <text:p>ak</text:p>
          </table:table-cell>
          <table:table-cell office:value-type="string">
            <text:p>bright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 table:style-name="ce3"/>
          <table:table-cell office:value-type="string">
            <text:p>ʣákla</text:p>
          </table:table-cell>
          <table:table-cell office:value-type="string">
            <text:p>ak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3" table:number-columns-repeated="1006"/>
        </table:table-row>
        <table:table-row table:style-name="ro1">
          <table:table-cell/>
          <table:table-cell office:value-type="string">
            <text:p>ʣhʌp</text:p>
          </table:table-cell>
          <table:table-cell office:value-type="string">
            <text:p>ʌp</text:p>
          </table:table-cell>
          <table:table-cell office:value-type="string">
            <text:p>r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ʣhârbu</text:p>
          </table:table-cell>
          <table:table-cell office:value-type="string">
            <text:p>ar</text:p>
          </table:table-cell>
          <table:table-cell office:value-type="string">
            <text:p>tree - eurya acumin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ʣhɛ̄lwɛ</text:p>
          </table:table-cell>
          <table:table-cell table:style-name="ce3" office:value-type="string">
            <text:p>ɛl</text:p>
          </table:table-cell>
          <table:table-cell office:value-type="string">
            <text:p>str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ʣhɛtt?</text:p>
          </table:table-cell>
          <table:table-cell table:style-name="ce3" office:value-type="string">
            <text:p>ɛtt</text:p>
          </table:table-cell>
          <table:table-cell table:style-name="ce3" office:value-type="string">
            <text:p>shaman sp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spirated t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ʣhémi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heerfu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̄ŋpɛ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ēːs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ɛ̄ːs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weeping cle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ér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i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́rems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lant - myrica esculen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̄̄ːsu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- terminalis myriocarp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w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4"/>
          <table:table-cell table:style-name="ce3" table:number-columns-repeated="1009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úsrɛm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fev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t, d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hou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ʌmb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ʌmɦôːp</text:p>
          </table:table-cell>
          <table:table-cell table:style-name="ce3" office:value-type="string">
            <text:p>oːp</text:p>
          </table:table-cell>
          <table:table-cell table:style-name="ce3" office:value-type="string">
            <text:p>house ow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mmōːsi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khaling deit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ʌ́nʌsi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rchid - coelogie corymbos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k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t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ʌlānte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naked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ânter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bamboo - dendroca lanm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̄ːphi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çpɛ</text:p>
          </table:table-cell>
          <table:table-cell table:style-name="ce3" office:value-type="string">
            <text:p>ɛç</text:p>
          </table:table-cell>
          <table:table-cell table:style-name="ce3" office:value-type="string">
            <text:p>w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x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l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mɛndʉ́k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wild yam (dioscorea pentaphyla)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ʦʉle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vine - pouzolia sp.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ɛ̂mŋʌlu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ːp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́phɛ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gourd (lagenaria leucarth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rdo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kn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oin clo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, ʣhɛ̄ːs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kinship</text:p>
          </table:table-cell>
          <table:table-cell table:style-name="ce5" office:value-type="string">
            <text:p>k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p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a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colour</text:p>
          </table:table-cell>
          <table:table-cell table:style-name="ce5" office:value-type="string">
            <text:p>kek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ser (mʉnɛ)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ice kill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ékepʦi</text:p>
          </table:table-cell>
          <table:table-cell office:value-type="string">
            <text:p>e</text:p>
          </table:table-cell>
          <table:table-cell office:value-type="string">
            <text:p>grass (triumfetta pilos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kinship</text:p>
          </table:table-cell>
          <table:table-cell office:value-type="string">
            <text:p>kéra</text:p>
          </table:table-cell>
          <table:table-cell office:value-type="string">
            <text:p>e</text:p>
          </table:table-cell>
          <table:table-cell office:value-type="string">
            <text:p>MB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írimɛ</text:p>
          </table:table-cell>
          <table:table-cell office:value-type="string">
            <text:p>i</text:p>
          </table:table-cell>
          <table:table-cell office:value-type="string">
            <text:p>crick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office:value-type="string">
            <text:p>ki</text:p>
          </table:table-cell>
          <table:table-cell office:value-type="string">
            <text:p>i</text:p>
          </table:table-cell>
          <table:table-cell office:value-type="string">
            <text:p>potato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rōŋ</text:p>
          </table:table-cell>
          <table:table-cell office:value-type="string">
            <text:p>oŋ</text:p>
          </table:table-cell>
          <table:table-cell office:value-type="string">
            <text:p>pe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́kʦʌlʌp</text:p>
          </table:table-cell>
          <table:table-cell office:value-type="string">
            <text:p>ok</text:p>
          </table:table-cell>
          <table:table-cell office:value-type="string">
            <text:p>lizar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okʦiŋgēl</text:p>
          </table:table-cell>
          <table:table-cell office:value-type="string">
            <text:p>el</text:p>
          </table:table-cell>
          <table:table-cell office:value-type="string">
            <text:p>snail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h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ókʦʌm</text:p>
          </table:table-cell>
          <table:table-cell office:value-type="string">
            <text:p>ok</text:p>
          </table:table-cell>
          <table:table-cell office:value-type="string">
            <text:p>mort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ʌdʌm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wooden hamme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̄ŋkoʦi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tree - litsea cubed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ōŋkoŋ (mʌ̂nsinɛ)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lie sideways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5" office:value-type="string">
            <text:p>kórʌ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- emblica officinali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ː</text:p>
          </table:table-cell>
          <table:table-cell office:value-type="string">
            <text:p>ɵː</text:p>
          </table:table-cell>
          <table:table-cell office:value-type="string">
            <text:p>ligh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table:style-name="ce5" office:value-type="string">
            <text:p>kōrtʌp</text:p>
          </table:table-cell>
          <table:table-cell table:style-name="ce3" office:value-type="string">
            <text:p>or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nature</text:p>
          </table:table-cell>
          <table:table-cell office:value-type="string">
            <text:p>kɵ̂m</text:p>
          </table:table-cell>
          <table:table-cell office:value-type="string">
            <text:p>ɵm</text:p>
          </table:table-cell>
          <table:table-cell office:value-type="string">
            <text:p>clou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nimal</text:p>
          </table:table-cell>
          <table:table-cell office:value-type="string">
            <text:p>kɵs</text:p>
          </table:table-cell>
          <table:table-cell office:value-type="string">
            <text:p>ɵs</text:p>
          </table:table-cell>
          <table:table-cell office:value-type="string">
            <text:p>porcupin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rēmʦi</text:p>
          </table:table-cell>
          <table:table-cell office:value-type="string">
            <text:p>em</text:p>
          </table:table-cell>
          <table:table-cell office:value-type="string">
            <text:p>ti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</text:p>
          </table:table-cell>
          <table:table-cell office:value-type="string">
            <text:p>u</text:p>
          </table:table-cell>
          <table:table-cell office:value-type="string">
            <text:p>wat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kʉ́bermɛ</text:p>
          </table:table-cell>
          <table:table-cell table:style-name="ce3" office:value-type="string">
            <text:p>ʉ</text:p>
          </table:table-cell>
          <table:table-cell office:value-type="string">
            <text:p>dragon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ʦa</text:p>
          </table:table-cell>
          <table:table-cell office:value-type="string">
            <text:p>uk</text:p>
          </table:table-cell>
          <table:table-cell office:value-type="string">
            <text:p>bird tr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kku</text:p>
          </table:table-cell>
          <table:table-cell office:value-type="string">
            <text:p>u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kōːle</text:p>
          </table:table-cell>
          <table:table-cell table:style-name="ce2" office:value-type="string">
            <text:p>oː</text:p>
          </table:table-cell>
          <table:table-cell office:value-type="string">
            <text:p>tree - boswellia serrat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ʉskʉ̂ː (mʉnɛ)</text:p>
          </table:table-cell>
          <table:table-cell office:value-type="string">
            <text:p>ʉː</text:p>
          </table:table-cell>
          <table:table-cell office:value-type="string">
            <text:p>kneel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úbhel</text:p>
          </table:table-cell>
          <table:table-cell office:value-type="string">
            <text:p>u</text:p>
          </table:table-cell>
          <table:table-cell office:value-type="string">
            <text:p>wav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5" office:value-type="string">
            <text:p>kūŋgi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basket (phɵ tɵkde)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ŋkhʌm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veranda ??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rsi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walnu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ʉ́kpɛ</text:p>
          </table:table-cell>
          <table:table-cell table:style-name="ce3" office:value-type="string">
            <text:p>ʉk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́l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pr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mîn (lʉnɛ)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thir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́ppi</text:p>
          </table:table-cell>
          <table:table-cell table:style-name="ce3" office:value-type="string">
            <text:p>ʉp</text:p>
          </table:table-cell>
          <table:table-cell office:value-type="string">
            <text:p>forehea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mou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soɔ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eard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totʌr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p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u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office:value-type="string">
            <text:p>koɔ̄rʦoɔm</text:p>
          </table:table-cell>
          <table:table-cell table:style-name="ce3" office:value-type="string">
            <text:p>oɔr</text:p>
          </table:table-cell>
          <table:table-cell office:value-type="string">
            <text:p>ladle (phʌljûː thoɔ̄ld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oɔ̄i</text:p>
          </table:table-cell>
          <table:table-cell office:value-type="string">
            <text:p>oɔj</text:p>
          </table:table-cell>
          <table:table-cell table:style-name="ce3" office:value-type="string">
            <text:p>vegetab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khʌ̄rmim</text:p>
          </table:table-cell>
          <table:table-cell office:value-type="string">
            <text:p>ʌr</text:p>
          </table:table-cell>
          <table:table-cell office:value-type="string">
            <text:p>round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́lʌ</text:p>
          </table:table-cell>
          <table:table-cell office:value-type="string">
            <text:p>ʌ</text:p>
          </table:table-cell>
          <table:table-cell office:value-type="string">
            <text:p>yam (dioscorea bulbifera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mʌ̄lmim</text:p>
          </table:table-cell>
          <table:table-cell office:value-type="string">
            <text:p>ʌl</text:p>
          </table:table-cell>
          <table:table-cell office:value-type="string">
            <text:p>soft potato</text:p>
          </table:table-cell>
          <table:table-cell office:value-type="string">
            <text:p>adj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ŋ</text:p>
          </table:table-cell>
          <table:table-cell office:value-type="string">
            <text:p>ʌŋ</text:p>
          </table:table-cell>
          <table:table-cell table:style-name="ce2" office:value-type="string">
            <text:p>bil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</text:p>
          </table:table-cell>
          <table:table-cell office:value-type="string">
            <text:p>ʌr</text:p>
          </table:table-cell>
          <table:table-cell office:value-type="string">
            <text:p>hand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ʌ̄rpʌm</text:p>
          </table:table-cell>
          <table:table-cell office:value-type="string">
            <text:p>ʌr</text:p>
          </table:table-cell>
          <table:table-cell office:value-type="string">
            <text:p>fi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ʌ́wa nokʦo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haman 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ːbu</text:p>
          </table:table-cell>
          <table:table-cell office:value-type="string">
            <text:p>aː</text:p>
          </table:table-cell>
          <table:table-cell office:value-type="string">
            <text:p>sna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office:value-type="string">
            <text:p>lo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aktâm</text:p>
          </table:table-cell>
          <table:table-cell office:value-type="string">
            <text:p>ak</text:p>
          </table:table-cell>
          <table:table-cell office:value-type="string">
            <text:p>plant - polygonum rucinat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ʦʌrʌp</text:p>
          </table:table-cell>
          <table:table-cell office:value-type="string">
            <text:p>ak</text:p>
          </table:table-cell>
          <table:table-cell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̄ŋ</text:p>
          </table:table-cell>
          <table:table-cell office:value-type="string">
            <text:p>aŋ</text:p>
          </table:table-cell>
          <table:table-cell office:value-type="string">
            <text:p>tre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̂n (lʉnɛ)</text:p>
          </table:table-cell>
          <table:table-cell office:value-type="string">
            <text:p>an</text:p>
          </table:table-cell>
          <table:table-cell office:value-type="string">
            <text:p>shame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ákmɛ</text:p>
          </table:table-cell>
          <table:table-cell office:value-type="string">
            <text:p>ak</text:p>
          </table:table-cell>
          <table:table-cell office:value-type="string">
            <text:p>sputum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bi</text:p>
          </table:table-cell>
          <table:table-cell office:value-type="string">
            <text:p>ɛ</text:p>
          </table:table-cell>
          <table:table-cell office:value-type="string">
            <text:p>where</text:p>
          </table:table-cell>
          <table:table-cell office:value-type="string">
            <text:p>pro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lɛmbɛ</text:p>
          </table:table-cell>
          <table:table-cell office:value-type="string">
            <text:p>ɛ</text:p>
          </table:table-cell>
          <table:table-cell office:value-type="string">
            <text:p>cold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l</text:p>
          </table:table-cell>
          <table:table-cell office:value-type="string">
            <text:p>ɛl</text:p>
          </table:table-cell>
          <table:table-cell office:value-type="string">
            <text:p>khaling</text:p>
          </table:table-cell>
          <table:table-cell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́nɛmbu</text:p>
          </table:table-cell>
          <table:table-cell office:value-type="string">
            <text:p>ɛ</text:p>
          </table:table-cell>
          <table:table-cell office:value-type="string">
            <text:p>tree - heynea trijuga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ɛ̂i (mʉnɛ)</text:p>
          </table:table-cell>
          <table:table-cell office:value-type="string">
            <text:p>ɛj</text:p>
          </table:table-cell>
          <table:table-cell office:value-type="string">
            <text:p>sel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boɔmsi</text:p>
          </table:table-cell>
          <table:table-cell office:value-type="string">
            <text:p>e</text:p>
          </table:table-cell>
          <table:table-cell office:value-type="string">
            <text:p>plant - melothris maderaspatana)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office:value-type="string">
            <text:p>body</text:p>
          </table:table-cell>
          <table:table-cell table:style-name="ce5" office:value-type="string">
            <text:p>khéʦʌlʉ</text:p>
          </table:table-cell>
          <table:table-cell table:style-name="ce3" office:value-type="string">
            <text:p>e</text:p>
          </table:table-cell>
          <table:table-cell office:value-type="string">
            <text:p>elbow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lem</text:p>
          </table:table-cell>
          <table:table-cell office:value-type="string">
            <text:p>e</text:p>
          </table:table-cell>
          <table:table-cell office:value-type="string">
            <text:p>ant sp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lkɛ̂m</text:p>
          </table:table-cell>
          <table:table-cell table:style-name="ce3" office:value-type="string">
            <text:p>ɛm</text:p>
          </table:table-cell>
          <table:table-cell office:value-type="string">
            <text:p>dregs (beer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mu</text:p>
          </table:table-cell>
          <table:table-cell office:value-type="string">
            <text:p>e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̄ŋ</text:p>
          </table:table-cell>
          <table:table-cell office:value-type="string">
            <text:p>eŋ</text:p>
          </table:table-cell>
          <table:table-cell office:value-type="string">
            <text:p>type of baske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́rakso</text:p>
          </table:table-cell>
          <table:table-cell table:style-name="ce3" office:value-type="string">
            <text:p>e</text:p>
          </table:table-cell>
          <table:table-cell office:value-type="string">
            <text:p>hook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éspɵ</text:p>
          </table:table-cell>
          <table:table-cell office:value-type="string">
            <text:p>es</text:p>
          </table:table-cell>
          <table:table-cell office:value-type="string">
            <text:p>thief</text:p>
          </table:table-cell>
          <table:table-cell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etʌdân</text:p>
          </table:table-cell>
          <table:table-cell table:style-name="ce3" office:value-type="string">
            <text:p>an</text:p>
          </table:table-cell>
          <table:table-cell office:value-type="string">
            <text:p>shaman head gear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office:value-type="string">
            <text:p>khik</text:p>
          </table:table-cell>
          <table:table-cell office:value-type="string">
            <text:p>ik</text:p>
          </table:table-cell>
          <table:table-cell office:value-type="string">
            <text:p>plant - scorrula elat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</text:p>
          </table:table-cell>
          <table:table-cell table:style-name="ce3" office:value-type="string">
            <text:p>ɵ</text:p>
          </table:table-cell>
          <table:table-cell office:value-type="string">
            <text:p>temporary bridg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îːmɵ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liva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/>
          <table:table-cell table:style-name="ce5" office:value-type="string">
            <text:p>khís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ine - pinus griffithi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office:value-type="string">
            <text:p>khrʌ́khroɔj</text:p>
          </table:table-cell>
          <table:table-cell office:value-type="string">
            <text:p>ʌ</text:p>
          </table:table-cell>
          <table:table-cell office:value-type="string">
            <text:p>warp</text:p>
          </table:table-cell>
          <table:table-cell table:style-name="ce3"/>
          <table:table-cell table:style-name="ce3"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êːp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dog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eces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li lókpɛ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dung beet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2">
          <table:table-cell/>
          <table:table-cell table:style-name="ce5" office:value-type="string">
            <text:p>ʔukhōŋ<text:span text:style-name="T1">le</text:span>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crosswise</text:p>
          </table:table-cell>
          <table:table-cell office:value-type="string">
            <text:p>adv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os</text:p>
          </table:table-cell>
          <table:table-cell table:style-name="ce3" office:value-type="string">
            <text:p>os</text:p>
          </table:table-cell>
          <table:table-cell table:style-name="ce3" office:value-type="string">
            <text:p>taro - Alocasia indicum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7" office:value-type="string">
            <text:p>khɵrsɛ̂i</text:p>
          </table:table-cell>
          <table:table-cell table:style-name="ce10" office:value-type="string">
            <text:p>ɛj</text:p>
          </table:table-cell>
          <table:table-cell table:style-name="ce3" office:value-type="string">
            <text:p>chili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ɵ́wɛl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ree - Michelia champac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roɔ̂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d, cover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bird sp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string">
            <text:p>falling?</text:p>
          </table:table-cell>
          <table:table-cell table:number-columns-repeated="3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hone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d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adder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/>
          <table:table-cell table:style-name="ce5" office:value-type="string">
            <text:p>khúkkoɔ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/>
          <table:table-cell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û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tree - ficus clarat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ūrbu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tree - Albizzia mollis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d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lizard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n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p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r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grind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lʣoɔm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goitre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pkhoɔp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hel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fenc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be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oden bowl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oo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ad spir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ʦas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tree - Gautheria hookeri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lʌm sā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rub - tithymarus sikkimen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mpɵ́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lime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̂mt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aggo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basket (carried on the back)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khi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yeast</text:p>
          </table:table-cell>
          <table:table-cell table:style-name="ce3"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ro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m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armpit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wid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́ph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kʌ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doo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bɛ̄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quiet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previously</text:p>
          </table:table-cell>
          <table:table-cell table:style-name="ce3" office:value-type="string">
            <text:p>adv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cholera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l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handl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́sbɛ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b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kʌtá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̂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ong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6" office:value-type="string">
            <text:p>lēldʌm ou leldʌ̂m</text:p>
          </table:table-cell>
          <table:table-cell table:style-name="ce2" office:value-type="string">
            <text:p>el</text:p>
          </table:table-cell>
          <table:table-cell table:style-name="ce3" office:value-type="string">
            <text:p>forest spiri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tongue</text:p>
          </table:table-cell>
          <table:table-cell table:style-name="ce3"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m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i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̄ːnoɔm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eadband to carry load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ɛlɛk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inside ou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3" table:number-columns-repeated="1012"/>
        </table:table-row>
        <table:table-row table:style-name="ro2">
          <table:table-cell table:style-name="ce3"/>
          <table:table-cell table:style-name="ce5" office:value-type="string">
            <text:p>léŋ<text:span text:style-name="T1">aksi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n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pt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w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eni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́kpej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̄ːnɛ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dr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eeling, sense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lmʌ́d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ɵ̂ŋ<text:span text:style-name="T1">mɛ</text:span></text:p>
          </table:table-cell>
          <table:table-cell table:style-name="ce3" office:value-type="string">
            <text:p>ɵŋ</text:p>
          </table:table-cell>
          <table:table-cell table:style-name="ce3" office:value-type="string">
            <text:p>reflecti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water leec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ūː<text:span text:style-name="T1">dz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llet - eleusine cora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l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́m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epro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ston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ku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plant - amaranthus caud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ric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j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horn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ːʦit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potted forktail - enicurus macul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ʉ̂ŋ<text:span text:style-name="T1">pɛ</text:span></text:p>
          </table:table-cell>
          <table:table-cell table:style-name="ce3" office:value-type="string">
            <text:p>ʉŋ</text:p>
          </table:table-cell>
          <table:table-cell table:style-name="ce3" office:value-type="string">
            <text:p>illegitimate 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́pphi</text:p>
          </table:table-cell>
          <table:table-cell table:style-name="ce3" office:value-type="string">
            <text:p>ʉp</text:p>
          </table:table-cell>
          <table:table-cell table:style-name="ce3" office:value-type="string">
            <text:p>cent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ɔ̄mʣʌ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ʦhe</text:p>
          </table:table-cell>
          <table:table-cell table:style-name="ce3" office:value-type="string">
            <text:p>ʌk</text:p>
          </table:table-cell>
          <table:table-cell table:style-name="ce3" office:value-type="string">
            <text:p>sig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u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hʌ 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donopsis viridi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nʣi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woman's 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fine 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soɔm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ody hai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s</text:p>
          </table:table-cell>
          <table:table-cell table:style-name="ce3" office:value-type="string">
            <text:p>ʌs</text:p>
          </table:table-cell>
          <table:table-cell table:style-name="ce3" office:value-type="string">
            <text:p>ey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hrush (Myophoneus caeruleu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āː<text:span text:style-name="T1">ʦʌr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hrub (inula capp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r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ree (Callicarpa arbore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ɛ̄ː<text:span text:style-name="T1">ʦʰɛ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 wo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khilʣɛ̄ːʣ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eye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l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style-name="ce5" office:value-type="string">
            <text:p>m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̂mʦɵ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Z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enti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t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ls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gir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n mʉnɛ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be envious</text:p>
          </table:table-cell>
          <table:table-cell table:style-name="ce3" office:value-type="string">
            <text:p>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̂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ta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r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rb (Plectranthus coet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buffal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́sbɛ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t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in vai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i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éenregistre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i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moke, tear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lɛpʦ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lam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 ʣhim-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get bored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́lʌri</text:p>
          </table:table-cell>
          <table:table-cell table:style-name="ce5" office:value-type="string">
            <text:p>o</text:p>
          </table:table-cell>
          <table:table-cell table:style-name="ce3" office:value-type="string">
            <text:p>flut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ŋ<text:span text:style-name="T1">lôm</text:span></text:p>
          </table:table-cell>
          <table:table-cell table:style-name="ce5" office:value-type="string">
            <text:p>om</text:p>
          </table:table-cell>
          <table:table-cell table:style-name="ce3" office:value-type="string">
            <text:p>tree (terminalia chebu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p</text:span></text:p>
          </table:table-cell>
          <table:table-cell table:style-name="ce5" office:value-type="string">
            <text:p>oːp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romɛ̄ːs</text:p>
          </table:table-cell>
          <table:table-cell table:style-name="ce5" office:value-type="string">
            <text:p>ɛːs</text:p>
          </table:table-cell>
          <table:table-cell table:style-name="ce3" office:value-type="string">
            <text:p>Phaseolus mung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s</text:p>
          </table:table-cell>
          <table:table-cell table:style-name="ce5" office:value-type="string">
            <text:p>os</text:p>
          </table:table-cell>
          <table:table-cell table:style-name="ce3" office:value-type="string">
            <text:p>b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ʌm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seat of the head of a househo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i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religious ceremon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ɵ̂l</text:p>
          </table:table-cell>
          <table:table-cell table:style-name="ce5" office:value-type="string">
            <text:p>ɵl</text:p>
          </table:table-cell>
          <table:table-cell table:style-name="ce3" office:value-type="string">
            <text:p>assemb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úpu</text:p>
          </table:table-cell>
          <table:table-cell table:style-name="ce5" office:value-type="string">
            <text:p>u</text:p>
          </table:table-cell>
          <table:table-cell table:style-name="ce3" office:value-type="string">
            <text:p>bell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mûr</text:p>
          </table:table-cell>
          <table:table-cell table:style-name="ce5" office:value-type="string">
            <text:p>ur</text:p>
          </table:table-cell>
          <table:table-cell table:style-name="ce3" office:value-type="string">
            <text:p>sme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ʉndʉ̂m</text:p>
          </table:table-cell>
          <table:table-cell table:style-name="ce3" office:value-type="string">
            <text:p>ʉm</text:p>
          </table:table-cell>
          <table:table-cell table:style-name="ce3" office:value-type="string">
            <text:p>larg flying an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ʌŋkʌ<text:span text:style-name="T1">j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Bucklandia populne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ʌŋ<text:span text:style-name="T1">thúkpɛ</text:span>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brav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rme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áktu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ou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́ʦʌr lʉ-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 jealous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du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locu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ɛ̄mphrʌŋ<text:span text:style-name="T1">mɛ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copodium clavatu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cock's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ɛpʦʉj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iburnum erubscen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̄ːsph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wooden spo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oiceM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́thim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́khlim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asal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s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j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mp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n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un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ipo ʔunīn???</text:p>
          </table:table-cell>
          <table:table-cell table:style-name="ce3"/>
          <table:table-cell table:style-name="ce3" office:value-type="string">
            <text:p>old potat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ôː<text:span text:style-name="T1"> b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e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ôː<text:span text:style-name="T1"> ph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borr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sn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ti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ɵ̄ː<text:span text:style-name="T1">ri</text:span></text:p>
          </table:table-cell>
          <table:table-cell table:style-name="ce3" office:value-type="string">
            <text:p>ɵ:</text:p>
          </table:table-cell>
          <table:table-cell table:style-name="ce3" office:value-type="string">
            <text:p>herb (Chenopodiu; ambrosioide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ūː<text:span text:style-name="T1">me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sist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su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ɦēmde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sóm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epilep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s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ʌ́lu</text:p>
          </table:table-cell>
          <table:table-cell table:style-name="ce11" office:value-type="string">
            <text:p>ʌ</text:p>
          </table:table-cell>
          <table:table-cell table:style-name="ce3" office:value-type="string">
            <text:p>toot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âr</text:p>
          </table:table-cell>
          <table:table-cell table:style-name="ce11" office:value-type="string">
            <text:p>ar</text:p>
          </table:table-cell>
          <table:table-cell table:style-name="ce3" office:value-type="string">
            <text:p>stack 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ɛ́li</text:p>
          </table:table-cell>
          <table:table-cell table:style-name="ce11" office:value-type="string">
            <text:p>ɛ</text:p>
          </table:table-cell>
          <table:table-cell table:style-name="ce3" office:value-type="string">
            <text:p>appearan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éʦo</text:p>
          </table:table-cell>
          <table:table-cell table:style-name="ce11" office:value-type="string">
            <text:p>e</text:p>
          </table:table-cell>
          <table:table-cell table:style-name="ce3" office:value-type="string">
            <text:p>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bird sp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l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ouzolia hir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ōŋŋo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eag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i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ɔ̄psu</text:p>
          </table:table-cell>
          <table:table-cell table:style-name="ce11" office:value-type="string">
            <text:p>oɔp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̄nʦomɛ mʉnɛ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sland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́d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ou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́roʦi</text:p>
          </table:table-cell>
          <table:table-cell table:style-name="ce11" office:value-type="string">
            <text:p>o</text:p>
          </table:table-cell>
          <table:table-cell table:style-name="ce3" office:value-type="string">
            <text:p>spikenard (Nardostachys jatamansi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ʔɵ̂m</text:p>
          </table:table-cell>
          <table:table-cell table:style-name="ce3" office:value-type="string">
            <text:p>ɵm</text:p>
          </table:table-cell>
          <table:table-cell table:style-name="ce3" office:value-type="string">
            <text:p>yell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p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spheric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ʌ́s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an (Phaseolus aure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ʌtrāŋ<text:span text:style-name="T1">kh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cinnam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ʌs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Holboellia hookeri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kha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bamboo (dendrocalamus sikkimensi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sɵ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alf, sh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pp</text:p>
          </table:table-cell>
          <table:table-cell table:style-name="ce3" office:value-type="string">
            <text:p>ɛpp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́pɦɛm</text:p>
          </table:table-cell>
          <table:table-cell table:style-name="ce3" office:value-type="string">
            <text:p>ɛp</text:p>
          </table:table-cell>
          <table:table-cell table:style-name="ce3" office:value-type="string">
            <text:p>cr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colic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ék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lef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́perʦ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weezer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éroŋ<text:span text:style-name="T1">ga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 lʉp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dj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tomach wi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owel <text:s/>ɛ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nu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weev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</text:p>
          </table:table-cell>
          <table:table-cell table:style-name="ce3" office:value-type="string">
            <text:p>ip</text:p>
          </table:table-cell>
          <table:table-cell table:style-name="ce3" office:value-type="string">
            <text:p>grand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lʌ̂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oldier bu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ri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ird (Molpastes leucogeny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s </text:p>
          </table:table-cell>
          <table:table-cell table:style-name="ce3" office:value-type="string">
            <text:p>is</text:p>
          </table:table-cell>
          <table:table-cell table:style-name="ce3" office:value-type="string">
            <text:p>deer (Nemohaedus goral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́ʣem lɛt-</text:p>
          </table:table-cell>
          <table:table-cell table:style-name="ce3" office:value-type="string">
            <text:p>ɛ</text:p>
          </table:table-cell>
          <table:table-cell table:style-name="ce2" office:value-type="string">
            <text:p>grumble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etch (Dolichos uniflor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mplɛm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flat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s 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pi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́kʌlpuŋ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uculia gratiss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̂ː<text:span text:style-name="T1">mêr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quisetum diffusum (pig-tail?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p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owl (Huhua nipa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̄ː<text:span text:style-name="T1">re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ree (Machilus Duthie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ɵ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ear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̄lko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pod, seed capsu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ē<text:span text:style-name="T1">ŋmɛ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ke of lightn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́kprew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herb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ūnʣʌ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hung baske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ūŋ<text:span text:style-name="T1">mɛ</text:span>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flow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ratt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ʉ́jʉ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ash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ʉ́jʉm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horse 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ndʉ</text:p>
          </table:table-cell>
          <table:table-cell table:style-name="ce3" office:value-type="string">
            <text:p>oɔn</text:p>
          </table:table-cell>
          <table:table-cell table:style-name="ce3" office:value-type="string">
            <text:p>ax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l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flou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r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gi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rki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d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t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sʌ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feath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lɛ̄ː phɛ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lippery</text:p>
          </table:table-cell>
          <table:table-cell table:style-name="ce3" office:value-type="string">
            <text:p>adj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sna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̄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close</text:p>
          </table:table-cell>
          <table:table-cell table:style-name="ce3" office:value-type="string">
            <text:p>ad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́tti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éso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eacock feath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etʌdān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turban of shama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i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leshy part of the thi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ipí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asket for pressing o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hōː<text:span text:style-name="T1">su 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un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hicke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̄rsi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pumpk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ûl</text:p>
          </table:table-cell>
          <table:table-cell table:style-name="ce3" office:value-type="string">
            <text:p>ul</text:p>
          </table:table-cell>
          <table:table-cell table:style-name="ce3" office:value-type="string">
            <text:p>ca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úl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ust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al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ʣhu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3" table:number-columns-repeated="1014"/>
        </table:table-row>
        <table:table-row table:style-name="ro2">
          <table:table-cell table:style-name="ce3"/>
          <table:table-cell table:style-name="ce5" office:value-type="string">
            <text:p>rʌŋ<text:span text:style-name="T1">khilɛ̂m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onia ovalifoli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pʦu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sti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roundwor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ŋ<text:span text:style-name="T1">lʌ̄m</text:span>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ʌr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oval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̂ŋ<text:span text:style-name="T1">l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̄ː<text:span text:style-name="T1">r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e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netree (Tsuga dum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entiped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rɛpʦu</text:p>
          </table:table-cell>
          <table:table-cell table:style-name="ce3"/>
          <table:table-cell table:style-name="ce3" office:value-type="string">
            <text:p>threshing stic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rɛ̄ːs 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k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̄ikhʉ̂m</text:p>
          </table:table-cell>
          <table:table-cell table:style-name="ce3" office:value-type="string">
            <text:p>ɛj</text:p>
          </table:table-cell>
          <table:table-cell table:style-name="ce3" office:value-type="string">
            <text:p>sie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êː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broth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̂ːk</text:p>
          </table:table-cell>
          <table:table-cell table:style-name="ce3" office:value-type="string">
            <text:p>eːk</text:p>
          </table:table-cell>
          <table:table-cell table:style-name="ce3" office:value-type="string">
            <text:p>mongo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k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icad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oa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skʌp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orph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eed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́b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o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sk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d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liff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́bol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indera pulcherr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ktok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̄ldo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cooked porr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sɵ̂r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ʉʦu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ūŋ<text:span text:style-name="T1">ku</text:span>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sens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tsew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ung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weet potato (Ipomoea batata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lpu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o-ownders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erm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aterpil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khra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r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msɵ̂ːri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Anaphalis triplinev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nu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nsciousnes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ntʌ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liff swall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ʌ̄ŋ<text:span text:style-name="T1">kʌm</text:span>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wa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dreg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l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cabi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.lʌ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Curcuma angustifoli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rʌ̂w</text:p>
          </table:table-cell>
          <table:table-cell table:style-name="ce3" office:value-type="string">
            <text:p>ʌw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avage anima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̂ː<text:span text:style-name="T1">k</text:span></text:p>
          </table:table-cell>
          <table:table-cell table:style-name="ce3" office:value-type="string">
            <text:p>aːk</text:p>
          </table:table-cell>
          <table:table-cell table:style-name="ce3" office:value-type="string">
            <text:p>flag on t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llʌ́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young 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?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âmsʌ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wast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er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ʦɵ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illegitimate chi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gʌr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s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̄ː<text:span text:style-name="T1">pho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ea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á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hysanolaena maxim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ː<text:span text:style-name="T1">phul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dry leaf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ːs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sʌr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eau qui se détache au bout des ongle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́sru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fru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̄ː<text:span text:style-name="T1">tʌ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quirre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jʌm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́bʉde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????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pom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erpa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r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kʰoɔi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dible her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mla mʉ-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n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mphr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fern (Glichnia volubil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ph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jʉw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aro (Colocasia antiquorum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voyelle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éksʌŋ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firew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khr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ir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mɛ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ēː<text:span text:style-name="T1">mɛ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d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ndʉ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fingerna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sén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r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entil (Lens culinaris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w</text:p>
          </table:table-cell>
          <table:table-cell table:style-name="ce3" office:value-type="string">
            <text:p>ew</text:p>
          </table:table-cell>
          <table:table-cell table:style-name="ce3" office:value-type="string">
            <text:p>blacksmi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̂ːbra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whi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ibʉw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rtemisia vulgar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mʉwɛ mʉ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e drowsy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̄ːt</text:p>
          </table:table-cell>
          <table:table-cell table:style-name="ce3" office:value-type="string">
            <text:p>iːt</text:p>
          </table:table-cell>
          <table:table-cell table:style-name="ce3" office:value-type="string">
            <text:p>fro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kpu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yet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b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̄ltʌm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beer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lub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b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ínɛ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vening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ri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windpi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ʌr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jack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thoɔp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wa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m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b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k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̄ː sɵ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moot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tree (Shorea robust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l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p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small, refin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pra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small b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ri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ner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s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Macromeria macrophyl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sur</text:p>
          </table:table-cell>
          <table:table-cell table:style-name="ce3" office:value-type="string">
            <text:p>u</text:p>
          </table:table-cell>
          <table:table-cell table:style-name="ce3" office:value-type="string">
            <text:p>upside dow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ʔusūː<text:span text:style-name="T1">t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unri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who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̄ːlʉ̂m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haman ustens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ʉ́mɛndu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desolate plac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eaning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ʉ̄ː<text:span text:style-name="T1">tʉ̂ː lʉ-</text:span>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lide down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hr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lu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ʦep 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Mucuna nigri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su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Echinocarpus sterculiace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en</text:p>
          </table:table-cell>
          <table:table-cell table:style-name="ce3" office:value-type="string">
            <text:p>nu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be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nkey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ʦu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kn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rʌ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genealog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on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́ríwûn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earring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̄rp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rit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ck of h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́ktibuŋ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rhododendr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̂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cei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tāŋ<text:span text:style-name="T1">kʌp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assistant prie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̂mwɛ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banana (Musa sapientum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̄mkʌ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dru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̂nphɵ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pheasant (Tragopa melanocepha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nti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tree (Butea frond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ēː<text:span text:style-name="T1">rʌ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(Saurauja napau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ʦimɛ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Leioptila capistr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ipɛ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thick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ōː<text:span text:style-name="T1">lʌ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musk de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ūː<text:span text:style-name="T1">du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ktuk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dove (Oenopopelia tranquebari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bamboo (Cephalostachyun sp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̂rde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on one 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table:style-name="ce5" office:value-type="string">
            <text:p>túrê<text:span text:style-name="T2">ŋ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togeth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ʉ́r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twi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̄l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tons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mrēːre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surpri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kti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rub (Berberis asiat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ʌkúw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lud to beat laundr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āː<text:span text:style-name="T1">l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pe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̂nsi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oak (Quercus lanugi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́k.li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prîːp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ːʦipōː<text:span text:style-name="T1">lu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mɛ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̄ːk</text:p>
          </table:table-cell>
          <table:table-cell table:style-name="ce3" office:value-type="string">
            <text:p>ɵːk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ɵ́klʌ</text:p>
          </table:table-cell>
          <table:table-cell table:style-name="ce3" office:value-type="string">
            <text:p>ɵk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̂r lʉ-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belie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ūː<text:span text:style-name="T1">nɛm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r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ɔ̂pru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dhʌ́l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low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ét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o the other sid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tū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hōːtʉ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upwards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ʔuʔā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ālta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vagi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ʌ́j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lowl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ɔ̄rmɛ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orchid (dendrobium pierard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young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ʦib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broo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wɛ̄lb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tree (Michelia velutin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nʣɛm</text:p>
          </table:table-cell>
          <table:table-cell table:style-name="ce3" office:value-type="string">
            <text:p>ɛn</text:p>
          </table:table-cell>
          <table:table-cell table:style-name="ce3" office:value-type="string">
            <text:p>inauspicious 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fish hoo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́sep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fern (Glechenia lenear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9" office:value-type="string">
            <text:p>wɵ̂ːs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ig tree (Ficus hookeri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ām</text:p>
          </table:table-cell>
          <table:table-cell table:style-name="ce3"/>
          <table:table-cell table:style-name="ce3" office:value-type="string">
            <text:p>great sham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́kk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ma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oney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̂ŋ<text:span text:style-name="T1">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ŋa<text:span text:style-name="T1">jāːs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peach (Prunus pers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jāː<text:span text:style-name="T1">s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ree (Schima Wallichi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̄ː<text:span text:style-name="T1">thʌ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at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ɛ́dʌ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r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ōːʦ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hrub (polygonum molle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oŋ<text:span text:style-name="T1">b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jew's har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grass (ischaemum rugosum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porridg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otprint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omophonou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ʉ́nɛm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rain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ʉ̂l</text:p>
          </table:table-cell>
          <table:table-cell table:style-name="ce3" office:value-type="string">
            <text:p>ʉl</text:p>
          </table:table-cell>
          <table:table-cell table:style-name="ce3" office:value-type="string">
            <text:p>heat haz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ɵs</text:p>
          </table:table-cell>
          <table:table-cell table:style-name="ce3" office:value-type="string">
            <text:p>ɵs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>
            <text:p>khéwʌ̂r</text:p>
          </table:table-cell>
          <table:table-cell office:value-type="string">
            <text:p>ʌr</text:p>
          </table:table-cell>
          <table:table-cell office:value-type="string">
            <text:p>smelling nicely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2"/>
          <table:table-cell table:style-name="ce3" table:number-columns-repeated="1013"/>
        </table:table-row>
        <table:table-row table:style-name="ro1">
          <table:table-cell table:style-name="ce3"/>
          <table:table-cell table:style-name="ce5" office:value-type="string">
            <text:p>rōːtʌl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indigesti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ens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bhɛ̄ndɛrɛ̄ː<text:span text:style-name="T1">ni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tomato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ɛ̂ːprʌ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Thomsonia nepalensis, Amorphophallus bulbif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l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ópokʦa</text:p>
          </table:table-cell>
          <table:table-cell table:style-name="ce3" office:value-type="string">
            <text:p>o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ghʌsár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ong ro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khijō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oft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rútsú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t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bél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ot en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dúkts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springtime hone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kh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hʌ̄rm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glowing ash.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ɛ̂mphɛr 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gras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phōːsu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mɛ́nʉ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cymb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/>
          <table:table-cell table:style-name="ce3" office:value-type="string">
            <text:p>lūː<text:span text:style-name="T1">sʌ̂m</text:span></text:p>
          </table:table-cell>
          <table:table-cell table:style-name="ce3" office:value-type="string">
            <text:p>ʌm</text:p>
          </table:table-cell>
          <table:table-cell office:value-type="string">
            <text:p>thatc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nɛ̄msiri</text:p>
          </table:table-cell>
          <table:table-cell office:value-type="string">
            <text:p>ɛm</text:p>
          </table:table-cell>
          <table:table-cell office:value-type="string">
            <text:p>sno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ɛppɛ</text:p>
          </table:table-cell>
          <table:table-cell office:value-type="string">
            <text:p>ɛp</text:p>
          </table:table-cell>
          <table:table-cell office:value-type="string">
            <text:p>large, broad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nʣi</text:p>
          </table:table-cell>
          <table:table-cell office:value-type="string">
            <text:p>ʌn</text:p>
          </table:table-cell>
          <table:table-cell office:value-type="string">
            <text:p>scar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ʦéleŋ</text:p>
          </table:table-cell>
          <table:table-cell office:value-type="string">
            <text:p>e</text:p>
          </table:table-cell>
          <table:table-cell office:value-type="string">
            <text:p>plat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áktu</text:p>
          </table:table-cell>
          <table:table-cell office:value-type="string">
            <text:p>ak</text:p>
          </table:table-cell>
          <table:table-cell office:value-type="string">
            <text:p>porridg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ʉk</text:p>
          </table:table-cell>
          <table:table-cell office:value-type="string">
            <text:p>ʉk</text:p>
          </table:table-cell>
          <table:table-cell office:value-type="string">
            <text:p>bush fir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jʌmɛ</text:p>
          </table:table-cell>
          <table:table-cell office:value-type="string">
            <text:p>ʌ</text:p>
          </table:table-cell>
          <table:table-cell office:value-type="string">
            <text:p>fly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̄rsoɔm</text:p>
          </table:table-cell>
          <table:table-cell office:value-type="string">
            <text:p>ʌr</text:p>
          </table:table-cell>
          <table:table-cell office:value-type="string">
            <text:p>poils de corp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ókomɛ</text:p>
          </table:table-cell>
          <table:table-cell office:value-type="string">
            <text:p>o</text:p>
          </table:table-cell>
          <table:table-cell office:value-type="string">
            <text:p>edge, ri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umʌ̂n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bedd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zɵ̂nrʌ</text:p>
          </table:table-cell>
          <table:table-cell office:value-type="string">
            <text:p>ɵn</text:p>
          </table:table-cell>
          <table:table-cell office:value-type="string">
            <text:p>food 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ʌmʌ̄i</text:p>
          </table:table-cell>
          <table:table-cell office:value-type="string">
            <text:p>ʌj</text:p>
          </table:table-cell>
          <table:table-cell office:value-type="string">
            <text:p>agricultur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ː</text:p>
          </table:table-cell>
          <table:table-cell office:value-type="string">
            <text:p>ɵː</text:p>
          </table:table-cell>
          <table:table-cell office:value-type="string">
            <text:p>sourc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office:value-type="string">
            <text:p>compare with nose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khâːpsi</text:p>
          </table:table-cell>
          <table:table-cell office:value-type="string">
            <text:p>aːp</text:p>
          </table:table-cell>
          <table:table-cell office:value-type="string">
            <text:p>fluff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ēm</text:p>
          </table:table-cell>
          <table:table-cell office:value-type="string">
            <text:p>em</text:p>
          </table:table-cell>
          <table:table-cell office:value-type="string">
            <text:p>tongu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lɛ̄m</text:p>
          </table:table-cell>
          <table:table-cell office:value-type="string">
            <text:p>ɛm</text:p>
          </table:table-cell>
          <table:table-cell office:value-type="string">
            <text:p>roa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̂ide</text:p>
          </table:table-cell>
          <table:table-cell office:value-type="string">
            <text:p>ʌj</text:p>
          </table:table-cell>
          <table:table-cell office:value-type="string">
            <text:p>tomb???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office:value-type="string">
            <text:p>sens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mʌ́kpʌm</text:p>
          </table:table-cell>
          <table:table-cell office:value-type="string">
            <text:p>ʌk</text:p>
          </table:table-cell>
          <table:table-cell office:value-type="string">
            <text:p>eyebrows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s</text:p>
          </table:table-cell>
          <table:table-cell office:value-type="string">
            <text:p>ʌs</text:p>
          </table:table-cell>
          <table:table-cell office:value-type="string">
            <text:p>ey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̄j</text:p>
          </table:table-cell>
          <table:table-cell office:value-type="string">
            <text:p>ɛj</text:p>
          </table:table-cell>
          <table:table-cell office:value-type="string">
            <text:p>platform (to support loads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plant</text:p>
          </table:table-cell>
          <table:table-cell table:style-name="ce1" office:value-type="string">
            <text:p>nɵ</text:p>
          </table:table-cell>
          <table:table-cell office:value-type="string">
            <text:p>ɵ</text:p>
          </table:table-cell>
          <table:table-cell office:value-type="string">
            <text:p>nose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ɵ̂l</text:p>
          </table:table-cell>
          <table:table-cell office:value-type="string">
            <text:p>ɵl</text:p>
          </table:table-cell>
          <table:table-cell office:value-type="string">
            <text:p>r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1" office:value-type="string">
            <text:p>nus</text:p>
          </table:table-cell>
          <table:table-cell office:value-type="string">
            <text:p>us</text:p>
          </table:table-cell>
          <table:table-cell office:value-type="string">
            <text:p>monkey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ârbu</text:p>
          </table:table-cell>
          <table:table-cell office:value-type="string">
            <text:p>ar</text:p>
          </table:table-cell>
          <table:table-cell office:value-type="string">
            <text:p>fodder plan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ŋɛ́tso</text:p>
          </table:table-cell>
          <table:table-cell office:value-type="string">
            <text:p>ɛ</text:p>
          </table:table-cell>
          <table:table-cell office:value-type="string">
            <text:p>e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ŋʌ́lu</text:p>
          </table:table-cell>
          <table:table-cell office:value-type="string">
            <text:p>ʌ</text:p>
          </table:table-cell>
          <table:table-cell office:value-type="string">
            <text:p>tooth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̂ːp</text:p>
          </table:table-cell>
          <table:table-cell office:value-type="string">
            <text:p>ɛːp</text:p>
          </table:table-cell>
          <table:table-cell office:value-type="string">
            <text:p>bamboo sp.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pépertsa</text:p>
          </table:table-cell>
          <table:table-cell office:value-type="string">
            <text:p>e</text:p>
          </table:table-cell>
          <table:table-cell office:value-type="string">
            <text:p>bamboo tweezer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ɛ́phɛm</text:p>
          </table:table-cell>
          <table:table-cell office:value-type="string">
            <text:p>ɛ</text:p>
          </table:table-cell>
          <table:table-cell office:value-type="string">
            <text:p>crus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hópoktsa</text:p>
          </table:table-cell>
          <table:table-cell office:value-type="string">
            <text:p>o</text:p>
          </table:table-cell>
          <table:table-cell office:value-type="string">
            <text:p>split bamboo clapped to frighten animals to protect the crops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oɔ̄ndʉ</text:p>
          </table:table-cell>
          <table:table-cell office:value-type="string">
            <text:p>oɔn</text:p>
          </table:table-cell>
          <table:table-cell office:value-type="string">
            <text:p>ax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ūndzʌ</text:p>
          </table:table-cell>
          <table:table-cell office:value-type="string">
            <text:p>un</text:p>
          </table:table-cell>
          <table:table-cell office:value-type="string">
            <text:p>platform (to smoke millet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āːru</text:p>
          </table:table-cell>
          <table:table-cell office:value-type="string">
            <text:p>aː</text:p>
          </table:table-cell>
          <table:table-cell office:value-type="string">
            <text:p>seed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ēːnɛ</text:p>
          </table:table-cell>
          <table:table-cell office:value-type="string">
            <text:p>eː</text:p>
          </table:table-cell>
          <table:table-cell office:value-type="string">
            <text:p>roof suppor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3">
          <table:table-cell/>
          <table:table-cell table:style-name="ce1" office:value-type="string">
            <text:p>sʌpʌthʌ<text:span text:style-name="T3">‍</text:span><text:span text:style-name="T1">́rʌ</text:span></text:p>
          </table:table-cell>
          <table:table-cell office:value-type="string">
            <text:p>ʌ</text:p>
          </table:table-cell>
          <table:table-cell office:value-type="string">
            <text:p>many things</text:p>
          </table:table-cell>
          <table:table-cell office:value-type="string">
            <text:p>n</text:p>
          </table:table-cell>
          <table:table-cell office:value-type="float" office:value="4">
            <text:p>4</text:p>
          </table:table-cell>
          <table:table-cell office:value-type="string">
            <text:p>ll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ákʦu</text:p>
          </table:table-cell>
          <table:table-cell office:value-type="string">
            <text:p>ak</text:p>
          </table:table-cell>
          <table:table-cell office:value-type="string">
            <text:p>nec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hɛ̄mpɛ</text:p>
          </table:table-cell>
          <table:table-cell office:value-type="string">
            <text:p>ɛm</text:p>
          </table:table-cell>
          <table:table-cell office:value-type="string">
            <text:p>fa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óktse</text:p>
          </table:table-cell>
          <table:table-cell office:value-type="string">
            <text:p>ok</text:p>
          </table:table-cell>
          <table:table-cell office:value-type="string">
            <text:p>ju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office:value-type="string">
            <text:p>falling?</text:p>
          </table:table-cell>
          <table:table-cell table:number-columns-repeated="1015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̄mtsu</text:p>
          </table:table-cell>
          <table:table-cell office:value-type="string">
            <text:p>ʌm</text:p>
          </table:table-cell>
          <table:table-cell office:value-type="string">
            <text:p>kne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body</text:p>
          </table:table-cell>
          <table:table-cell table:style-name="ce3" office:value-type="string">
            <text:p>tʌ́wa</text:p>
          </table:table-cell>
          <table:table-cell office:value-type="string">
            <text:p>ʌ</text:p>
          </table:table-cell>
          <table:table-cell office:value-type="string">
            <text:p>(nuqu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-bhrên lʉ</text:p>
          </table:table-cell>
          <table:table-cell office:value-type="string">
            <text:p>en</text:p>
          </table:table-cell>
          <table:table-cell office:value-type="string">
            <text:p>lazy</text:p>
          </table:table-cell>
          <table:table-cell office:value-type="string">
            <text:p>n+coll</text:p>
          </table:table-cell>
          <table:table-cell office:value-type="float" office:value="2">
            <text:p>2</text:p>
          </table:table-cell>
          <table:table-cell office:value-type="string">
            <text:p>l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uːrís</text:p>
          </table:table-cell>
          <table:table-cell office:value-type="string">
            <text:p>is</text:p>
          </table:table-cell>
          <table:table-cell office:value-type="string">
            <text:p>Semecarpus anacardiu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ɵ́tʉ</text:p>
          </table:table-cell>
          <table:table-cell office:value-type="string">
            <text:p>ɵ</text:p>
          </table:table-cell>
          <table:table-cell office:value-type="string">
            <text:p>mouth (pipe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ʌ̄mbe, ʔoktʌmbe</text:p>
          </table:table-cell>
          <table:table-cell/>
          <table:table-cell office:value-type="string">
            <text:p>white langur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nɵ̂l noɔ̄mtei</text:p>
          </table:table-cell>
          <table:table-cell office:value-type="string">
            <text:p>oɔm</text:p>
          </table:table-cell>
          <table:table-cell office:value-type="string">
            <text:p>whole day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ʉ̄ŋmɛ</text:p>
          </table:table-cell>
          <table:table-cell office:value-type="string">
            <text:p>ʉŋ</text:p>
          </table:table-cell>
          <table:table-cell office:value-type="string">
            <text:p>flow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vowel??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dzʌ́ptʌ</text:p>
          </table:table-cell>
          <table:table-cell office:value-type="string">
            <text:p>ʌp</text:p>
          </table:table-cell>
          <table:table-cell office:value-type="string">
            <text:p>caterpillar sp.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ʌ̂l</text:p>
          </table:table-cell>
          <table:table-cell office:value-type="string">
            <text:p>ʌl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>
            <text:p>mʌkʌ̄i ŋ<text:span text:style-name="T1">âr</text:span></text:p>
          </table:table-cell>
          <table:table-cell office:value-type="string">
            <text:p>ar</text:p>
          </table:table-cell>
          <table:table-cell office:value-type="string">
            <text:p>stalks (left on the ground after harvest)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māːlu</text:p>
          </table:table-cell>
          <table:table-cell office:value-type="string">
            <text:p>aː</text:p>
          </table:table-cell>
          <table:table-cell office:value-type="string">
            <text:p>mountai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mʌlōː</text:p>
          </table:table-cell>
          <table:table-cell office:value-type="string">
            <text:p>oː</text:p>
          </table:table-cell>
          <table:table-cell office:value-type="string">
            <text:p>just befor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shɛ̂l</text:p>
          </table:table-cell>
          <table:table-cell office:value-type="string">
            <text:p>ɛl</text:p>
          </table:table-cell>
          <table:table-cell office:value-type="string">
            <text:p>guest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bhʌ̄l</text:p>
          </table:table-cell>
          <table:table-cell office:value-type="string">
            <text:p>ʌl</text:p>
          </table:table-cell>
          <table:table-cell office:value-type="string">
            <text:p>flood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lā̄ːs</text:p>
          </table:table-cell>
          <table:table-cell office:value-type="string">
            <text:p>aːs</text:p>
          </table:table-cell>
          <table:table-cell office:value-type="string">
            <text:p>hail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ɛs</text:p>
          </table:table-cell>
          <table:table-cell office:value-type="string">
            <text:p>ɛs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pāŋ<text:span text:style-name="T1">laŋ</text:span></text:p>
          </table:table-cell>
          <table:table-cell office:value-type="string">
            <text:p>aŋ</text:p>
          </table:table-cell>
          <table:table-cell office:value-type="string">
            <text:p>yam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āŋliŋ</text:p>
          </table:table-cell>
          <table:table-cell office:value-type="string">
            <text:p>aŋ</text:p>
          </table:table-cell>
          <table:table-cell office:value-type="string">
            <text:p>plank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lūŋ<text:span text:style-name="T1">kupɛ</text:span></text:p>
          </table:table-cell>
          <table:table-cell office:value-type="string">
            <text:p>uŋ</text:p>
          </table:table-cell>
          <table:table-cell office:value-type="string">
            <text:p>mille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dhɛpɛ̄ː</text:p>
          </table:table-cell>
          <table:table-cell office:value-type="string">
            <text:p>ɛː</text:p>
          </table:table-cell>
          <table:table-cell office:value-type="string">
            <text:p>from time to time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itshɛpāːtshe</text:p>
          </table:table-cell>
          <table:table-cell office:value-type="string">
            <text:p>aː</text:p>
          </table:table-cell>
          <table:table-cell office:value-type="string">
            <text:p>meeting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tshērluŋ<text:span text:style-name="T1">mɛ</text:span></text:p>
          </table:table-cell>
          <table:table-cell office:value-type="string">
            <text:p>er</text:p>
          </table:table-cell>
          <table:table-cell office:value-type="string">
            <text:p>stone slab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h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tōndʉ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first born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nóm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aughter in law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sʌ́kʌ</text:p>
          </table:table-cell>
          <table:table-cell office:value-type="string">
            <text:p>ʌ</text:p>
          </table:table-cell>
          <table:table-cell office:value-type="string">
            <text:p>skin (human)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ughoɔ̄lsiŋ</text:p>
          </table:table-cell>
          <table:table-cell office:value-type="string">
            <text:p>oɔl</text:p>
          </table:table-cell>
          <table:table-cell office:value-type="string">
            <text:p>whol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ghróktʉlʉ</text:p>
          </table:table-cell>
          <table:table-cell office:value-type="string">
            <text:p>ok</text:p>
          </table:table-cell>
          <table:table-cell office:value-type="string">
            <text:p>rocky place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nīŋ<text:span text:style-name="T1">ro</text:span></text:p>
          </table:table-cell>
          <table:table-cell/>
          <table:table-cell office:value-type="string">
            <text:p>fern shoot</text:p>
          </table:table-cell>
          <table:table-cell office:value-type="string">
            <text:p>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voi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pɛ́skoɔj</text:p>
          </table:table-cell>
          <table:table-cell office:value-type="string">
            <text:p>ɛs</text:p>
          </table:table-cell>
          <table:table-cell office:value-type="string">
            <text:p>bamboo shoot pyap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rʌbʌ́</text:p>
          </table:table-cell>
          <table:table-cell office:value-type="string">
            <text:p>ʌ</text:p>
          </table:table-cell>
          <table:table-cell table:style-name="ce2" office:value-type="string">
            <text:p>almost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s</text:p>
          </table:table-cell>
          <table:table-cell office:value-type="float" office:value="4">
            <text:p>4</text:p>
          </table:table-cell>
          <table:table-cell office:value-type="string">
            <text:p>stress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ʔusēmbi</text:p>
          </table:table-cell>
          <table:table-cell office:value-type="string">
            <text:p>em</text:p>
          </table:table-cell>
          <table:table-cell office:value-type="string">
            <text:p>in a dream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ʔʌdzōː</text:p>
          </table:table-cell>
          <table:table-cell office:value-type="string">
            <text:p>oː</text:p>
          </table:table-cell>
          <table:table-cell office:value-type="string">
            <text:p>earlier (in the day)</text:p>
          </table:table-cell>
          <table:table-cell office:value-type="string">
            <text:p>adv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théskoɔj</text:p>
          </table:table-cell>
          <table:table-cell office:value-type="string">
            <text:p>es</text:p>
          </table:table-cell>
          <table:table-cell office:value-type="string">
            <text:p>bamboo shoot thepri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kórʌtʌp</text:p>
          </table:table-cell>
          <table:table-cell office:value-type="string">
            <text:p>o</text:p>
          </table:table-cell>
          <table:table-cell office:value-type="string">
            <text:p>wild ca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s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nɛmdʉrêm </text:p>
          </table:table-cell>
          <table:table-cell office:value-type="string">
            <text:p>em</text:p>
          </table:table-cell>
          <table:table-cell office:value-type="string">
            <text:p>locust</text:p>
          </table:table-cell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string">
            <text:p>llf</text:p>
          </table:table-cell>
          <table:table-cell office:value-type="float" office:value="4">
            <text:p>4</text:p>
          </table:table-cell>
          <table:table-cell office:value-type="string">
            <text:p>F/H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bhɵ̄ːlɛ bhɵlɛ</text:p>
          </table:table-cell>
          <table:table-cell office:value-type="string">
            <text:p>ɵ̄ː</text:p>
          </table:table-cell>
          <table:table-cell office:value-type="string">
            <text:p>with difficulty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>
            <text:p>ʣūːsrɛm</text:p>
          </table:table-cell>
          <table:table-cell office:value-type="string">
            <text:p>uːs</text:p>
          </table:table-cell>
          <table:table-cell office:value-type="string">
            <text:p>fever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office:value-type="string">
            <text:p>long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dôː<text:span text:style-name="T1">k</text:span></text:p>
          </table:table-cell>
          <table:table-cell office:value-type="string">
            <text:p>ok</text:p>
          </table:table-cell>
          <table:table-cell office:value-type="string">
            <text:p>pneumonia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string">
            <text:p>breathy?</text:p>
          </table:table-cell>
          <table:table-cell table:number-columns-repeated="1015"/>
        </table:table-row>
        <table:table-row table:style-name="ro2">
          <table:table-cell/>
          <table:table-cell table:style-name="ce1" office:value-type="string">
            <text:p>lʌ̄ŋ<text:span text:style-name="T1">po boɔ̂mnɛ</text:span></text:p>
          </table:table-cell>
          <table:table-cell office:value-type="string">
            <text:p>oɔm</text:p>
          </table:table-cell>
          <table:table-cell office:value-type="string">
            <text:p>external layer of the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fl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" office:value-type="string">
            <text:p>khūː<text:span text:style-name="T1">sle</text:span></text:p>
          </table:table-cell>
          <table:table-cell office:value-type="string">
            <text:p>uːs</text:p>
          </table:table-cell>
          <table:table-cell office:value-type="string">
            <text:p>bamboo slits use when one begins to weave a basket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>
            <text:p>pimɛ̄ːs</text:p>
          </table:table-cell>
          <table:table-cell office:value-type="string">
            <text:p>ɛːs</text:p>
          </table:table-cell>
          <table:table-cell office:value-type="string">
            <text:p>amla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lh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ɦúsʌŋ</text:p>
          </table:table-cell>
          <table:table-cell office:value-type="string">
            <text:p>u</text:p>
          </table:table-cell>
          <table:table-cell office:value-type="string">
            <text:p>vertical pole</text:p>
          </table:table-cell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office:value-type="string">
            <text:p>sl</text:p>
          </table:table-cell>
          <table:table-cell/>
          <table:table-cell office:value-type="string">
            <text:p>long?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ūːri</text:p>
          </table:table-cell>
          <table:table-cell office:value-type="string">
            <text:p>uː</text:p>
          </table:table-cell>
          <table:table-cell office:value-type="string">
            <text:p>new</text:p>
          </table:table-cell>
          <table:table-cell office:value-type="string">
            <text:p>adj</text:p>
          </table:table-cell>
          <table:table-cell office:value-type="float" office:value="2">
            <text:p>2</text:p>
          </table:table-cell>
          <table:table-cell office:value-type="string">
            <text:p>hl</text:p>
          </table:table-cell>
          <table:table-cell/>
          <table:table-cell office:value-type="string">
            <text:p>long?</text:p>
          </table:table-cell>
          <table:table-cell table:number-columns-repeated="1015"/>
        </table:table-row>
        <table:table-row table:style-name="ro1" table:number-rows-repeated="646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8/10/2014</text:date>, <text:time>14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-DE-ABEILLE</meta:initial-creator>
    <meta:creation-date>2011-09-16T19:12:35</meta:creation-date>
    <dc:date>2014-10-08T14:01:31.14</dc:date>
    <meta:print-date>1899-12-30T02:00:00</meta:print-date>
    <meta:editing-duration>PT714H38M13S</meta:editing-duration>
    <meta:generator>OpenOffice.org/3.0$Win32 OpenOffice.org_project/300m15$Build-9379</meta:generator>
    <meta:editing-cycles>1150</meta:editing-cycles>
    <meta:document-statistic meta:table-count="3" meta:cell-count="6833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